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1" svg:font-family="'Helvetica Light'"/>
    <style:font-face style:name="Droid Sans Fallback1" svg:font-family="'Droid Sans Fallback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dash" draw:stroke-dash="Fine_20_Dashed" svg:stroke-width="0cm" draw:marker-start-width="0cm" draw:marker-end="Arrow" draw:marker-end-width="0cm" draw:fill="none" draw:textarea-vertical-align="middle" draw:shadow="hidden"/>
    </style:style>
    <style:style style:name="gr3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fo:padding-top="0.141cm" fo:padding-bottom="0.141cm" fo:padding-left="0.141cm" fo:padding-right="0.141cm" fo:wrap-option="wrap"/>
    </style:style>
    <style:style style:name="gr4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" style:family="graphic" style:parent-style-name="objectwithoutfill">
      <style:graphic-properties draw:stroke="solid" svg:stroke-width="0cm" draw:marker-start-width="0cm" draw:marker-end="Arrow" draw:marker-end-width="0.3cm" draw:fill="none" draw:textarea-vertical-align="middle" draw:shadow="hidden"/>
    </style:style>
    <style:style style:name="gr6" style:family="graphic" style:parent-style-name="objectwithoutfill">
      <style:graphic-properties draw:stroke="solid" svg:stroke-width="0cm" draw:marker-start-width="0cm" draw:marker-end="Arrow" draw:marker-end-width="0cm" draw:fill="none" draw:textarea-vertical-align="middle" draw:shadow="hidden"/>
    </style:style>
    <style:style style:name="gr7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9" style:family="graphic" style:parent-style-name="standard">
      <style:graphic-properties draw:stroke="solid" svg:stroke-width="0.071cm" svg:stroke-color="#85888d" draw:stroke-linejoin="miter" draw:fill="solid" draw:fill-color="#ffffff" draw:textarea-vertical-align="middle" draw:auto-grow-height="false" draw:fit-to-size="false" fo:padding-top="0.141cm" fo:padding-bottom="0.141cm" fo:padding-left="0.141cm" fo:padding-right="0.141cm" fo:wrap-option="wrap"/>
    </style:style>
    <style:style style:name="gr10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11" style:family="graphic" style:parent-style-name="standard">
      <style:graphic-properties draw:stroke="solid" svg:stroke-width="0.071cm" svg:stroke-color="#85888d" draw:stroke-linejoin="miter" draw:fill="solid" draw:fill-color="#ff9999" draw:textarea-vertical-align="middle" draw:auto-grow-height="false" draw:fit-to-size="false" fo:padding-top="0.141cm" fo:padding-bottom="0.141cm" fo:padding-left="0.141cm" fo:padding-right="0.141cm" fo:wrap-option="wrap"/>
    </style:style>
    <style:style style:name="gr12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13" style:family="graphic" style:parent-style-name="standard">
      <style:graphic-properties draw:stroke="solid" svg:stroke-width="0.071cm" svg:stroke-color="#85888d" draw:stroke-linejoin="miter" draw:fill="solid" draw:fill-color="#ff9900" draw:textarea-vertical-align="middle" draw:auto-grow-height="false" draw:fit-to-size="false" fo:padding-top="0.141cm" fo:padding-bottom="0.141cm" fo:padding-left="0.141cm" fo:padding-right="0.141cm" fo:wrap-option="wrap"/>
    </style:style>
    <style:style style:name="gr14" style:family="graphic" style:parent-style-name="objectwithoutfill">
      <style:graphic-properties draw:stroke="dash" draw:stroke-dash="Fine_20_Dashed" svg:stroke-width="0cm" draw:marker-start-width="0cm" draw:marker-end="Arrow" draw:marker-end-width="0.3cm" draw:fill="none" draw:textarea-vertical-align="middle" draw:shadow="hidden"/>
    </style:style>
    <style:style style:name="gr15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16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17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18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19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0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1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2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3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4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5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6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7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8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29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0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1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2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3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4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5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6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7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8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39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40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41" style:family="graphic" style:parent-style-name="standard">
      <style:graphic-properties draw:stroke="solid" svg:stroke-width="0.071cm" svg:stroke-color="#85888d" draw:stroke-linejoin="miter" draw:fill="none" draw:fill-color="#ffffff" draw:textarea-vertical-align="middle" draw:auto-grow-height="false" draw:fit-to-size="false" fo:padding-top="0.141cm" fo:padding-bottom="0.141cm" fo:padding-left="0.141cm" fo:padding-right="0.141cm" fo:wrap-option="wrap"/>
    </style:style>
    <style:style style:name="gr42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43" style:family="graphic" style:parent-style-name="standard">
      <style:graphic-properties draw:stroke="solid" svg:stroke-width="0.071cm" svg:stroke-color="#85888d" draw:stroke-linejoin="miter" draw:fill="none" draw:fill-color="#ff9999" draw:textarea-vertical-align="middle" draw:auto-grow-height="false" draw:fit-to-size="false" fo:padding-top="0.141cm" fo:padding-bottom="0.141cm" fo:padding-left="0.141cm" fo:padding-right="0.141cm" fo:wrap-option="wrap"/>
    </style:style>
    <style:style style:name="gr44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45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opacity="0%" draw:textarea-vertical-align="middle" draw:auto-grow-height="false" draw:fit-to-size="false" fo:padding-top="0.106cm" fo:padding-bottom="0.106cm" fo:padding-left="0.106cm" fo:padding-right="0.106cm" fo:wrap-option="wrap"/>
    </style:style>
    <style:style style:name="gr46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opacity="0%" draw:textarea-vertical-align="middle" draw:auto-grow-height="false" draw:fit-to-size="false" fo:padding-top="0.106cm" fo:padding-bottom="0.106cm" fo:padding-left="0.106cm" fo:padding-right="0.106cm" fo:wrap-option="wrap"/>
    </style:style>
    <style:style style:name="gr47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48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49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0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1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2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3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4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5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6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7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8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59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60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61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opacity="0%" draw:textarea-vertical-align="middle" draw:auto-grow-height="false" draw:fit-to-size="false" fo:padding-top="0.106cm" fo:padding-bottom="0.106cm" fo:padding-left="0.106cm" fo:padding-right="0.106cm" fo:wrap-option="wrap"/>
    </style:style>
    <style:style style:name="gr62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opacity="0%" draw:textarea-vertical-align="middle" draw:auto-grow-height="false" draw:fit-to-size="false" fo:padding-top="0.106cm" fo:padding-bottom="0.106cm" fo:padding-left="0.106cm" fo:padding-right="0.106cm" fo:wrap-option="wrap"/>
    </style:style>
    <style:style style:name="gr63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opacity="0%" draw:textarea-vertical-align="middle" draw:auto-grow-height="false" draw:fit-to-size="false" fo:padding-top="0.106cm" fo:padding-bottom="0.106cm" fo:padding-left="0.106cm" fo:padding-right="0.106cm" fo:wrap-option="wrap"/>
    </style:style>
    <style:style style:name="gr64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opacity="0%" draw:textarea-vertical-align="middle" draw:auto-grow-height="false" draw:fit-to-size="false" fo:padding-top="0.106cm" fo:padding-bottom="0.106cm" fo:padding-left="0.106cm" fo:padding-right="0.106cm" fo:wrap-option="wrap"/>
    </style:style>
    <style:style style:name="gr65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66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67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68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69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70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71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72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73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74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75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76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77" style:family="graphic" style:parent-style-name="standard">
      <style:graphic-properties draw:stroke="dash" draw:stroke-dash="Fine_20_Dashed" svg:stroke-width="0.071cm" svg:stroke-color="#85888d" draw:stroke-linejoin="miter" draw:fill="none" draw:textarea-vertical-align="middle" draw:auto-grow-height="false" draw:fit-to-size="false" fo:padding-top="0.141cm" fo:padding-bottom="0.141cm" fo:padding-left="0.141cm" fo:padding-right="0.141cm" fo:wrap-option="wrap"/>
    </style:style>
    <style:style style:name="gr78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79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0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1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2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3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opacity="0%" draw:textarea-vertical-align="middle" draw:auto-grow-height="false" draw:fit-to-size="false" fo:padding-top="0.106cm" fo:padding-bottom="0.106cm" fo:padding-left="0.106cm" fo:padding-right="0.106cm" fo:wrap-option="wrap"/>
    </style:style>
    <style:style style:name="gr84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5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6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7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8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89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90" style:family="graphic" style:parent-style-name="standard" style:list-style-name="L2">
      <style:graphic-properties draw:stroke="solid" svg:stroke-width="0cm" svg:stroke-color="#ffffff" draw:marker-start-width="0.094cm" draw:marker-end-width="0.094cm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gr91" style:family="graphic" style:parent-style-name="standard" style:list-style-name="L2">
      <style:graphic-properties draw:stroke="solid" svg:stroke-width="0cm" svg:stroke-color="#ffffff" draw:marker-start-width="0.094cm" draw:marker-end-width="0.094cm" svg:stroke-opacity="0%" draw:stroke-linejoin="miter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623cm" style:use-optimal-column-width="false"/>
    </style:style>
    <style:style style:name="co2" style:family="table-column">
      <style:table-column-properties style:column-width="7.683cm" style:use-optimal-column-width="false"/>
    </style:style>
    <style:style style:name="co3" style:family="table-column">
      <style:table-column-properties style:column-width="3.48cm" style:use-optimal-column-width="false"/>
    </style:style>
    <style:style style:name="co4" style:family="table-column">
      <style:table-column-properties style:column-width="2.734cm" style:use-optimal-column-width="false"/>
    </style:style>
    <style:style style:name="co5" style:family="table-column">
      <style:table-column-properties style:column-width="2.366cm" style:use-optimal-column-width="false"/>
    </style:style>
    <style:style style:name="co6" style:family="table-column">
      <style:table-column-properties style:column-width="7.931cm" style:use-optimal-column-width="false"/>
    </style:style>
    <style:style style:name="co7" style:family="table-column">
      <style:table-column-properties style:column-width="6.642cm" style:use-optimal-column-width="false"/>
    </style:style>
    <style:style style:name="co8" style:family="table-column">
      <style:table-column-properties style:column-width="3.834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1.225cm"/>
    </style:style>
    <style:style style:name="ro3" style:family="table-row">
      <style:table-row-properties style:row-height="1.108cm"/>
    </style:style>
    <style:style style:name="ro4" style:family="table-row">
      <style:table-row-properties style:row-height="1.143cm"/>
    </style:style>
    <style:style style:name="ro5" style:family="table-row">
      <style:table-row-properties style:row-height="1.227cm"/>
    </style:style>
    <style:style style:name="ro6" style:family="table-row">
      <style:table-row-properties style:row-height="0.816cm"/>
    </style:style>
    <style:style style:name="ro7" style:family="table-row">
      <style:table-row-properties style:row-height="0.659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874cm"/>
    </style:style>
    <style:style style:name="ro10" style:family="table-row">
      <style:table-row-properties style:row-height="0.905cm"/>
    </style:style>
    <style:style style:name="ce1" style:family="table-cell">
      <loext:graphic-properties style:repeat="repeat"/>
      <style:text-properties fo:font-size="14pt" style:font-size-asian="14pt" style:font-size-complex="14pt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8pt" style:font-size-asian="8pt" style:font-size-complex="8pt"/>
    </style:style>
    <style:style style:name="ce4" style:family="table-cell">
      <loext:graphic-properties style:repeat="repeat"/>
      <style:text-properties style:font-name="Liberation Sans2" fo:font-size="9pt" style:font-size-asian="9pt" style:font-size-complex="9pt"/>
    </style:style>
    <style:style style:name="ce5" style:family="table-cell">
      <loext:graphic-properties style:repeat="repeat"/>
      <style:text-properties style:font-name="Liberation Sans2" fo:font-size="14pt" style:font-size-asian="14pt" style:font-size-complex="14pt"/>
    </style:style>
    <style:style style:name="ce6" style:family="table-cell">
      <loext:graphic-properties style:repeat="repeat"/>
      <style:text-properties style:font-name="Liberation Sans2" fo:font-size="8pt" style:font-size-asian="8pt" style:font-size-complex="8pt"/>
    </style:style>
    <style:style style:name="ce7" style:family="table-cell">
      <loext:graphic-properties style:repeat="repeat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style:font-size-asian="10pt" style:font-size-complex="10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 fo:hyphenate="false"/>
    </style:style>
    <style:style style:name="P6" style:family="paragraph">
      <loext:graphic-properties draw:fill="none"/>
      <style:paragraph-properties fo:text-align="center"/>
      <style:text-properties fo:font-size="7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style:font-size-asian="10pt" style:font-size-complex="10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fo:font-weight="normal" style:font-size-asian="8pt" style:font-weight-asian="normal" style:font-size-complex="8pt" style:font-weight-complex="normal" fo:hyphenate="false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style:font-size-asian="10pt" style:font-size-complex="10pt" fo:hyphenate="false"/>
    </style:style>
    <style:style style:name="P12" style:family="paragraph">
      <loext:graphic-properties draw:fill="solid" draw:fill-color="#ff9999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style:font-size-asian="10pt" style:font-size-complex="10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6pt" fo:font-weight="normal" style:font-size-asian="8pt" style:font-weight-asian="normal" style:font-size-complex="8pt" style:font-weight-complex="normal" fo:hyphenate="false"/>
    </style:style>
    <style:style style:name="P14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style:font-size-asian="10pt" style:font-size-complex="10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fo:font-style="italic" fo:font-weight="normal" style:font-size-asian="8pt" style:font-style-asian="italic" style:font-weight-asian="normal" style:font-size-complex="8pt" style:font-style-complex="italic" style:font-weight-complex="normal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style:font-size-asian="10pt" style:font-size-complex="1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fo:font-weight="bold" style:font-size-asian="8pt" style:font-weight-asian="bold" style:font-size-complex="8pt" style:font-weight-complex="bold" fo:hyphenate="false"/>
    </style:style>
    <style:style style:name="P18" style:family="paragraph">
      <loext:graphic-properties draw:fill="none" draw:fill-color="#ff9999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style:font-size-asian="10pt" style:font-size-complex="10pt" fo:hyphenate="false"/>
    </style:style>
    <style:style style:name="P19" style:family="paragraph">
      <loext:graphic-properties draw:fill="none" draw:opacity="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fo:font-style="italic" fo:font-weight="normal" style:font-size-asian="8pt" style:font-style-asian="italic" style:font-weight-asian="normal" style:font-size-complex="8pt" style:font-style-complex="italic" style:font-weight-complex="normal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font-weight="bold" style:font-size-asian="10pt" style:font-weight-asian="bold" style:font-size-complex="10pt" style:font-weight-complex="bold" fo:hyphenate="false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text-align="start"/>
      <style:text-properties fo:font-size="7pt"/>
    </style:style>
    <style:style style:name="P23" style:family="paragraph">
      <loext:graphic-properties draw:fill="none" draw:opacity="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pt" fo:font-weight="normal" style:font-size-asian="8pt" style:font-weight-asian="normal" style:font-size-complex="8pt" style:font-weight-complex="normal"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Liberation Sans2" fo:font-size="11pt" style:font-size-asian="11pt" style:font-size-complex="11pt"/>
    </style:style>
    <style:style style:name="T6" style:family="text">
      <style:text-properties style:font-name="Liberation Sans2" fo:font-size="14pt" style:font-size-asian="14pt" style:font-size-complex="14pt"/>
    </style:style>
    <style:style style:name="T7" style:family="text">
      <style:text-properties style:font-name="Liberation Sans2" fo:font-size="8pt" style:font-size-asian="8pt" style:font-size-complex="8pt"/>
    </style:style>
    <style:style style:name="T8" style:family="text">
      <style:text-properties style:font-name="Liberation Sans2" fo:font-size="9pt" style:font-size-asian="9pt" style:font-size-complex="9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Light1" fo:font-size="7pt" fo:letter-spacing="normal" fo:font-style="normal" style:text-underline-style="none" fo:font-weight="normal" style:font-name-asian="Helvetica Light1" style:font-size-asian="10pt" style:font-style-asian="normal" style:font-weight-asian="normal" style:font-name-complex="Helvetica Light1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Light1" fo:font-size="12pt" fo:letter-spacing="normal" fo:font-style="normal" style:text-underline-style="none" fo:font-weight="bold" style:font-name-asian="Helvetica Light1" style:font-size-asian="12pt" style:font-style-asian="normal" style:font-weight-asian="bold" style:font-name-complex="Helvetica Light1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Light1" fo:font-size="10pt" fo:letter-spacing="normal" fo:font-style="normal" style:text-underline-style="none" fo:font-weight="bold" style:font-name-asian="Helvetica Light1" style:font-size-asian="10pt" style:font-style-asian="normal" style:font-weight-asian="bold" style:font-name-complex="Helvetica Light1" style:font-size-complex="1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Light1" fo:font-size="7pt" fo:letter-spacing="normal" fo:font-style="normal" style:text-underline-style="none" fo:font-weight="normal" style:font-name-asian="Helvetica Light1" style:font-size-asian="8pt" style:font-style-asian="normal" style:font-weight-asian="normal" style:font-name-complex="Helvetica Light1" style:font-size-complex="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Light1" fo:font-size="6pt" fo:letter-spacing="normal" fo:font-style="normal" style:text-underline-style="none" fo:font-weight="normal" style:font-name-asian="Helvetica Light1" style:font-size-asian="8pt" style:font-style-asian="normal" style:font-weight-asian="normal" style:font-name-complex="Helvetica Light1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Light1" fo:font-size="7pt" fo:letter-spacing="normal" fo:font-style="italic" style:text-underline-style="none" fo:font-weight="normal" style:font-name-asian="Helvetica Light1" style:font-size-asian="8pt" style:font-style-asian="italic" style:font-weight-asian="normal" style:font-name-complex="Helvetica Light1" style:font-size-complex="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Light1" fo:font-size="7pt" fo:letter-spacing="normal" fo:font-style="normal" style:text-underline-style="none" fo:font-weight="bold" style:font-name-asian="Helvetica Light1" style:font-size-asian="8pt" style:font-style-asian="normal" style:font-weight-asian="bold" style:font-name-complex="Helvetica Light1" style:font-size-complex="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Light1" fo:font-size="12pt" fo:letter-spacing="normal" fo:font-style="normal" style:text-underline-style="none" fo:font-weight="bold" style:font-name-asian="Helvetica Light1" style:font-size-asian="10pt" style:font-style-asian="normal" style:font-weight-asian="bold" style:font-name-complex="Helvetica Light1" style:font-size-complex="1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Light1" fo:font-size="12pt" fo:letter-spacing="normal" fo:font-style="normal" style:text-underline-style="none" fo:font-weight="bold" style:font-name-asian="Helvetica Light1" style:font-size-asian="11pt" style:font-style-asian="normal" style:font-weight-asian="bold" style:font-name-complex="Helvetica Light1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standard" draw:layer="layout" svg:width="16.519cm" svg:height="3.466cm" svg:x="0.88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Fonctions principale</text:span></text:p>
              </table:table-cell>
              <table:table-cell>
                <text:p><text:span text:style-name="T1">description</text:span></text:p>
              </table:table-cell>
              <table:table-cell>
                <text:p><text:span text:style-name="T1">Critère</text:span></text:p>
              </table:table-cell>
              <table:table-cell>
                <text:p><text:span text:style-name="T1">Précision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FP1</text:span></text:p>
              </table:table-cell>
              <table:table-cell>
                <text:p><text:span text:style-name="T3">Porter assistance aux travailleurs manquants</text:span></text:p>
              </table:table-cell>
              <table:table-cell>
                <text:p><text:span text:style-name="T4">Délais d'intervention</text:span></text:p>
              </table:table-cell>
              <table:table-cell>
                <text:p><text:span text:style-name="T4">&lt; 100 min</text:span></text:p>
                <text:p><text:span text:style-name="T4">(si possible &lt; 30 min)</text:span></text:p>
              </table:table-cell>
            </table:table-row>
            <table:table-row table:style-name="ro3" table:default-cell-style-name="ce3">
              <table:table-cell table:style-name="ce2">
                <text:p><text:span text:style-name="T2">FP2</text:span></text:p>
              </table:table-cell>
              <table:table-cell>
                <text:p><text:span text:style-name="T3">Sécuriser le secteur</text:span></text:p>
              </table:table-cell>
              <table:table-cell>
                <text:p><text:span text:style-name="T4">Vitesse et complétude des informations</text:span></text:p>
              </table:table-cell>
              <table:table-cell>
                <text:p><text:span text:style-name="T4">&lt; 100 mi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772cm" svg:height="14.095cm" svg:x="0.754cm" svg:y="4.90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4">
              <table:table-cell>
                <text:p><text:span text:style-name="T5">Fonctions contrainte</text:span></text:p>
              </table:table-cell>
              <table:table-cell>
                <text:p><text:span text:style-name="T5">description</text:span></text:p>
              </table:table-cell>
              <table:table-cell>
                <text:p><text:span text:style-name="T5">Critère</text:span></text:p>
              </table:table-cell>
              <table:table-cell>
                <text:p><text:span text:style-name="T5">Précision</text:span></text:p>
              </table:table-cell>
            </table:table-row>
            <table:table-row table:style-name="ro5" table:default-cell-style-name="ce6">
              <table:table-cell table:style-name="ce5">
                <text:p><text:span text:style-name="T6">FC1</text:span></text:p>
              </table:table-cell>
              <table:table-cell>
                <text:p><text:span text:style-name="T7">Être adapté au déplacement en intérieur</text:span></text:p>
              </table:table-cell>
              <table:table-cell>
                <text:p><text:span text:style-name="T7">Largeur</text:span></text:p>
                <text:p><text:span text:style-name="T7">Temps de réaction (commande)</text:span></text:p>
                <text:p><text:span text:style-name="T7">Indépendance des chenilles</text:span></text:p>
              </table:table-cell>
              <table:table-cell>
                <text:p><text:span text:style-name="T7">&lt; 70 cm</text:span></text:p>
                <text:p><text:span text:style-name="T7">&lt; 200ms</text:span></text:p>
              </table:table-cell>
            </table:table-row>
            <table:table-row table:style-name="ro6" table:default-cell-style-name="ce6">
              <table:table-cell table:style-name="ce5">
                <text:p><text:span text:style-name="T6">FC2</text:span></text:p>
              </table:table-cell>
              <table:table-cell>
                <text:p><text:span text:style-name="T7">Ne pas endommager l'environnement</text:span></text:p>
              </table:table-cell>
              <table:table-cell>
                <text:p><text:span text:style-name="T7">masse</text:span></text:p>
              </table:table-cell>
              <table:table-cell>
                <text:p><text:span text:style-name="T7">&lt; 350 Kg</text:span></text:p>
              </table:table-cell>
            </table:table-row>
            <table:table-row table:style-name="ro6" table:default-cell-style-name="ce6">
              <table:table-cell table:style-name="ce5"/>
              <table:table-cell table:style-name="ce4"/>
              <table:table-cell>
                <text:p><text:span text:style-name="T7">Relâchement de produit nocifs</text:span></text:p>
              </table:table-cell>
              <table:table-cell>
                <text:p><text:span text:style-name="T7">aucun</text:span></text:p>
              </table:table-cell>
            </table:table-row>
            <table:table-row table:style-name="ro6" table:default-cell-style-name="ce4">
              <table:table-cell table:style-name="ce5"/>
              <table:table-cell/>
              <table:table-cell table:style-name="ce6">
                <text:p><text:span text:style-name="T7">Pas de dégât visible sur la structure du bâtiment</text:span></text:p>
              </table:table-cell>
              <table:table-cell/>
            </table:table-row>
            <table:table-row table:style-name="ro6" table:default-cell-style-name="ce4">
              <table:table-cell table:style-name="ce5"/>
              <table:table-cell/>
              <table:table-cell table:style-name="ce6">
                <text:p><text:span text:style-name="T7">Végétation intact</text:span></text:p>
              </table:table-cell>
              <table:table-cell/>
            </table:table-row>
            <table:table-row table:style-name="ro6" table:default-cell-style-name="ce6">
              <table:table-cell table:style-name="ce5">
                <text:p><text:span text:style-name="T6">FC3 </text:span></text:p>
              </table:table-cell>
              <table:table-cell>
                <text:p><text:span text:style-name="T7">Être déplaçable en mode éteint</text:span></text:p>
              </table:table-cell>
              <table:table-cell>
                <text:p><text:span text:style-name="T7">Nombre de personnes</text:span></text:p>
              </table:table-cell>
              <table:table-cell>
                <text:p><text:span text:style-name="T7">&lt; 4</text:span></text:p>
              </table:table-cell>
            </table:table-row>
            <table:table-row table:style-name="ro6" table:default-cell-style-name="ce4">
              <table:table-cell table:style-name="ce5">
                <text:p><text:span text:style-name="T6">FC4</text:span></text:p>
              </table:table-cell>
              <table:table-cell table:style-name="ce6">
                <text:p><text:span text:style-name="T7">Permettre un arrêt d'urgence</text:span></text:p>
              </table:table-cell>
              <table:table-cell>
                <text:p><text:span text:style-name="T7">Différents modes d'arrêt</text:span></text:p>
              </table:table-cell>
              <table:table-cell>
                <text:p><text:span text:style-name="T8">2</text:span></text:p>
              </table:table-cell>
            </table:table-row>
            <table:table-row table:style-name="ro6" table:default-cell-style-name="ce4">
              <table:table-cell table:style-name="ce5"/>
              <table:table-cell/>
              <table:table-cell table:style-name="ce6">
                <text:p><text:span text:style-name="T7">Visibilité du bouton d'arrêt</text:span></text:p>
              </table:table-cell>
              <table:table-cell>
                <text:p><text:span text:style-name="T8">360°</text:span></text:p>
              </table:table-cell>
            </table:table-row>
            <table:table-row table:style-name="ro7" table:default-cell-style-name="ce7">
              <table:table-cell/>
              <table:table-cell/>
              <table:table-cell table:style-name="ce3">
                <text:p><text:span text:style-name="T4">Arrêt complet et immédiat du mouvement</text:span></text:p>
              </table:table-cell>
              <table:table-cell/>
            </table:table-row>
            <table:table-row table:style-name="ro6" table:default-cell-style-name="ce3">
              <table:table-cell table:style-name="ce1">
                <text:p><text:span text:style-name="T2">FC5</text:span></text:p>
              </table:table-cell>
              <table:table-cell>
                <text:p><text:span text:style-name="T4">Respecter la réglementation en vigueur</text:span></text:p>
              </table:table-cell>
              <table:table-cell>
                <text:p><text:span text:style-name="T4">Visibilité des lumières warning</text:span></text:p>
              </table:table-cell>
              <table:table-cell>
                <text:p><text:span text:style-name="T4">360°</text:span></text:p>
              </table:table-cell>
            </table:table-row>
            <table:table-row table:style-name="ro8" table:default-cell-style-name="ce3">
              <table:table-cell table:style-name="ce2"/>
              <table:table-cell/>
              <table:table-cell>
                <text:p><text:span text:style-name="T4">Hauteur de l'antenne de communication</text:span></text:p>
              </table:table-cell>
              <table:table-cell>
                <text:p><text:span text:style-name="T4">&lt; 2,5 m</text:span></text:p>
              </table:table-cell>
            </table:table-row>
            <table:table-row table:style-name="ro6" table:default-cell-style-name="ce3">
              <table:table-cell table:style-name="ce1">
                <text:p><text:span text:style-name="T2">FC6</text:span></text:p>
              </table:table-cell>
              <table:table-cell>
                <text:p><text:span text:style-name="T4">Résister aux intempéries</text:span></text:p>
              </table:table-cell>
              <table:table-cell>
                <text:p><text:span text:style-name="T4">Indice de protection</text:span></text:p>
              </table:table-cell>
              <table:table-cell>
                <text:p><text:span text:style-name="T4">&gt; IP43</text:span></text:p>
              </table:table-cell>
            </table:table-row>
            <table:table-row table:style-name="ro9" table:default-cell-style-name="ce3">
              <table:table-cell table:style-name="ce1">
                <text:p><text:span text:style-name="T2">FC7</text:span></text:p>
              </table:table-cell>
              <table:table-cell>
                <text:p><text:span text:style-name="T4">Être énergétiquement autonome pendant l'opération</text:span></text:p>
              </table:table-cell>
              <table:table-cell>
                <text:p><text:span text:style-name="T4">Durée d'autonomie en « conditions normales »</text:span></text:p>
              </table:table-cell>
              <table:table-cell>
                <text:p><text:span text:style-name="T4">&gt; 120 min</text:span></text:p>
              </table:table-cell>
            </table:table-row>
            <table:table-row table:style-name="ro10" table:default-cell-style-name="ce3">
              <table:table-cell table:style-name="ce1">
                <text:p><text:span text:style-name="T2">FC8</text:span></text:p>
              </table:table-cell>
              <table:table-cell>
                <text:p><text:span text:style-name="T4">Faciliter les intervention</text:span></text:p>
              </table:table-cell>
              <table:table-cell>
                <text:p><text:span text:style-name="T4">Nombre d'outil utiles pour accéder aux composants internes</text:span></text:p>
              </table:table-cell>
              <table:table-cell>
                <text:p><text:span text:style-name="T4">0 ou 1</text:span></text:p>
              </table:table-cell>
            </table:table-row>
            <table:table-row table:style-name="ro8" table:default-cell-style-name="ce2">
              <table:table-cell/>
              <table:table-cell/>
              <table:table-cell table:style-name="ce3">
                <text:p><text:span text:style-name="T4">Temps d'accès aux composants internes</text:span></text:p>
              </table:table-cell>
              <table:table-cell table:style-name="ce3">
                <text:p><text:span text:style-name="T4">&lt; 1 mi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line draw:style-name="gr2" draw:text-style-name="P2" draw:layer="layout" svg:x1="9.99cm" svg:y1="5.931cm" svg:x2="10cm" svg:y2="21cm">
          <text:p/>
        </draw:line>
        <draw:custom-shape draw:name="Shape 119" draw:style-name="gr3" draw:text-style-name="P4" draw:layer="layout" svg:width="2.258cm" svg:height="0.928cm" svg:x="1.9cm" svg:y="1.4cm">
          <text:p text:style-name="P3"><text:span text:style-name="T9">Porter assistance aux travaill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" draw:text-style-name="P5" draw:layer="layout" svg:width="12.6cm" svg:height="0.933cm" svg:x="1cm" svg:y="0.467cm">
          <text:p text:style-name="P3"><text:span text:style-name="T10">FP1 : Porter assistance aux travailleurs manqu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5cm" svg:height="0.73cm" svg:x="4.924cm" svg:y="1.511cm">
          <text:p text:style-name="P3"><text:span text:style-name="T9">Trouver les travaill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49cm" svg:height="0.731cm" svg:x="11.191cm" svg:y="9.998cm">
          <text:p text:style-name="P3"><text:span text:style-name="T9">Se dépla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09cm" svg:height="0.73cm" svg:x="7.71cm" svg:y="1.511cm">
          <text:p text:style-name="P3"><text:span text:style-name="T9">Reconnaître un travaill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5cm" svg:height="0.686cm" svg:x="10.637cm" svg:y="1.511cm">
          <text:p text:style-name="P3"><text:span text:style-name="T9">Percevo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4.158cm" svg:y1="1.843cm" svg:x2="4.924cm" svg:y2="1.843cm">
          <text:p/>
        </draw:line>
        <draw:line draw:style-name="gr6" draw:text-style-name="P6" draw:layer="layout" svg:x1="4.346cm" svg:y1="1.843cm" svg:x2="4.4cm" svg:y2="21cm">
          <text:p/>
        </draw:line>
        <draw:line draw:style-name="gr5" draw:text-style-name="P6" draw:layer="layout" svg:x1="6.874cm" svg:y1="1.843cm" svg:x2="7.71cm" svg:y2="1.843cm">
          <text:p/>
        </draw:line>
        <draw:custom-shape draw:name="Shape 119" draw:style-name="gr3" draw:text-style-name="P4" draw:layer="layout" svg:width="2.514cm" svg:height="1.061cm" svg:x="10.675cm" svg:y="2.553cm">
          <text:p text:style-name="P3"><text:span text:style-name="T9">Gérer l'obstruction de champ de 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9.8cm" svg:y1="1.843cm" svg:x2="10.636cm" svg:y2="1.843cm">
          <text:p/>
        </draw:line>
        <draw:line draw:style-name="gr6" draw:text-style-name="P6" draw:layer="layout" svg:x1="9.99cm" svg:y1="1.843cm" svg:x2="9.99cm" svg:y2="5.53cm">
          <text:p/>
        </draw:line>
        <draw:line draw:style-name="gr5" draw:text-style-name="P6" draw:layer="layout" svg:x1="9.99cm" svg:y1="3.083cm" svg:x2="10.674cm" svg:y2="3.083cm">
          <text:p/>
        </draw:line>
        <draw:custom-shape draw:name="Shape 119" draw:style-name="gr3" draw:text-style-name="P8" draw:layer="layout" svg:width="3.011cm" svg:height="0.797cm" svg:x="22.972cm" svg:y="1.489cm">
          <text:p text:style-name="P7"><text:span text:style-name="T9">Camér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587cm" svg:y1="1.843cm" svg:x2="22.973cm" svg:y2="1.843cm">
          <text:p/>
        </draw:line>
        <draw:custom-shape draw:name="Shape 119" draw:style-name="gr7" draw:text-style-name="P9" draw:layer="layout" svg:width="2.8cm" svg:height="1.133cm" svg:x="23.4cm" svg:y="0.267cm">
          <text:p text:style-name="P3"><text:span text:style-name="T11">Solu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8" draw:text-style-name="P10" draw:layer="layout" svg:width="4.704cm" svg:height="0.709cm" svg:x="13.377cm" svg:y="2.197cm">
          <text:p text:style-name="P3"><text:span text:style-name="T12">Défaut de positionnement, présence d'obstac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3.189cm" svg:y1="3.083cm" svg:x2="22.973cm" svg:y2="3.083cm">
          <text:p/>
        </draw:line>
        <draw:custom-shape draw:name="Shape 119" draw:style-name="gr3" draw:text-style-name="P8" draw:layer="layout" svg:width="3.011cm" svg:height="0.974cm" svg:x="22.972cm" svg:y="2.64cm">
          <text:p text:style-name="P7"><text:span text:style-name="T9">Capteur situé sur bras manipul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6.98cm" svg:y1="1.843cm" svg:x2="6.98cm" svg:y2="10.349cm">
          <text:p/>
        </draw:line>
        <draw:line draw:style-name="gr5" draw:text-style-name="P6" draw:layer="layout" svg:x1="6.98cm" svg:y1="10.349cm" svg:x2="7.733cm" svg:y2="10.349cm">
          <text:p/>
        </draw:line>
        <draw:custom-shape draw:name="Shape 119" draw:style-name="gr9" draw:text-style-name="P11" draw:layer="layout" svg:width="2.567cm" svg:height="1.06cm" svg:x="7.705cm" svg:y="9.907cm">
          <text:p text:style-name="P3"><text:span text:style-name="T9">Parcourir la surface de façon exhaus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273cm" svg:y1="10.349cm" svg:x2="11.191cm" svg:y2="10.349cm">
          <text:p/>
        </draw:line>
        <draw:custom-shape draw:name="Shape 119" draw:style-name="gr3" draw:text-style-name="P4" draw:layer="layout" svg:width="1.95cm" svg:height="0.986cm" svg:x="10.637cm" svg:y="4.081cm">
          <text:p text:style-name="P3"><text:span text:style-name="T9">Être robuste aux défauts de visibi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0" draw:text-style-name="P10" draw:layer="layout" svg:width="2.635cm" svg:height="0.531cm" svg:x="12.812cm" svg:y="3.881cm">
          <text:p text:style-name="P3"><text:span text:style-name="T12">Pluie, poussière, luminosité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1.328cm" svg:x="22.972cm" svg:y="3.981cm">
          <text:p text:style-name="P7"><text:span text:style-name="T9">Caméra de profondeur ? Couplage avec caméra couleur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587cm" svg:y1="4.49cm" svg:x2="22.973cm" svg:y2="4.49cm">
          <text:p/>
        </draw:line>
        <draw:line draw:style-name="gr5" draw:text-style-name="P6" draw:layer="layout" svg:x1="9.99cm" svg:y1="4.501cm" svg:x2="10.674cm" svg:y2="4.501cm">
          <text:p/>
        </draw:line>
        <draw:custom-shape draw:name="Shape 119" draw:style-name="gr3" draw:text-style-name="P4" draw:layer="layout" svg:width="2.514cm" svg:height="0.886cm" svg:x="10.675cm" svg:y="5.387cm">
          <text:p text:style-name="P3"><text:span text:style-name="T9">Identifier l'objet perç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9.99cm" svg:y1="5.53cm" svg:x2="10.674cm" svg:y2="5.53cm">
          <text:p/>
        </draw:line>
        <draw:line draw:style-name="gr5" draw:text-style-name="P6" draw:layer="layout" svg:x1="13.189cm" svg:y1="5.83cm" svg:x2="13.942cm" svg:y2="5.83cm">
          <text:p/>
        </draw:line>
        <draw:custom-shape draw:name="Shape 119" draw:style-name="gr3" draw:text-style-name="P8" draw:layer="layout" svg:width="3.011cm" svg:height="0.975cm" svg:x="22.972cm" svg:y="5.476cm">
          <text:p text:style-name="P7"><text:span text:style-name="T9">Stream vidéo continu, émet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386cm" svg:height="0.886cm" svg:x="17.846cm" svg:y="5.376cm">
          <text:p text:style-name="P3"><text:span text:style-name="T9">Envoyer régulièrement <text:s/>des perceptions à l'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514cm" svg:height="0.887cm" svg:x="17.872cm" svg:y="6.539cm">
          <text:p text:style-name="P3"><text:span text:style-name="T9">Recevoir des consig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445cm" svg:height="0.886cm" svg:x="17.846cm" svg:y="8.865cm">
          <text:p text:style-name="P3"><text:span text:style-name="T9">Gérer les pertes de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6.199cm" svg:y1="5.83cm" svg:x2="17.846cm" svg:y2="5.8cm">
          <text:p/>
        </draw:line>
        <draw:custom-shape draw:name="Shape 119" draw:style-name="gr3" draw:text-style-name="P4" draw:layer="layout" svg:width="2.257cm" svg:height="0.886cm" svg:x="13.942cm" svg:y="5.476cm">
          <text:p text:style-name="P3"><text:span text:style-name="T9">Échanger des données avec l'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445cm" svg:height="0.886cm" svg:x="17.846cm" svg:y="7.701cm">
          <text:p text:style-name="P3"><text:span text:style-name="T9">Etre robuste aux pertes de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1.232cm" svg:y1="5.919cm" svg:x2="22.973cm" svg:y2="5.919cm">
          <text:p/>
        </draw:line>
        <draw:line draw:style-name="gr5" draw:text-style-name="P6" draw:layer="layout" svg:x1="16.387cm" svg:y1="7cm" svg:x2="17.871cm" svg:y2="6.982cm">
          <text:p/>
        </draw:line>
        <draw:line draw:style-name="gr5" draw:text-style-name="P6" draw:layer="layout" svg:x1="16.387cm" svg:y1="8.045cm" svg:x2="17.871cm" svg:y2="8.045cm">
          <text:p/>
        </draw:line>
        <draw:line draw:style-name="gr5" draw:text-style-name="P6" draw:layer="layout" svg:x1="16.387cm" svg:y1="9.108cm" svg:x2="17.871cm" svg:y2="9.108cm">
          <text:p/>
        </draw:line>
        <draw:line draw:style-name="gr6" draw:text-style-name="P6" draw:layer="layout" svg:x1="16.387cm" svg:y1="5.83cm" svg:x2="16.387cm" svg:y2="9.108cm">
          <text:p/>
        </draw:line>
        <draw:custom-shape draw:name="Shape 119" draw:style-name="gr3" draw:text-style-name="P8" draw:layer="layout" svg:width="3.011cm" svg:height="0.444cm" svg:x="22.972cm" svg:y="6.715cm">
          <text:p text:style-name="P7"><text:span text:style-name="T9">Récep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0.386cm" svg:y1="6.982cm" svg:x2="22.973cm" svg:y2="6.982cm">
          <text:p/>
        </draw:line>
        <draw:custom-shape draw:name="Shape 119" draw:style-name="gr11" draw:text-style-name="P12" draw:layer="layout" svg:width="4.328cm" svg:height="1.239cm" svg:x="22.972cm" svg:y="7.337cm">
          <text:p text:style-name="P7"><text:span text:style-name="T9">Communication radio robuste (FHSS, LRS, basses fréquences…), fréquence peu utilisée (5GHz…)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0.291cm" svg:y1="8.045cm" svg:x2="22.973cm" svg:y2="8.045cm">
          <text:p/>
        </draw:line>
        <draw:custom-shape draw:name="Shape 119" draw:style-name="gr11" draw:text-style-name="P12" draw:layer="layout" svg:width="3.011cm" svg:height="0.975cm" svg:x="22.972cm" svg:y="8.765cm">
          <text:p text:style-name="P7"><text:span text:style-name="T9">Mode automatique ou recherche de signal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0.291cm" svg:y1="9.108cm" svg:x2="22.973cm" svg:y2="9.108cm">
          <text:p/>
        </draw:line>
        <draw:custom-shape draw:name="Shape 119" draw:style-name="gr12" draw:text-style-name="P13" draw:layer="layout" svg:width="2.12cm" svg:height="0.531cm" svg:x="20.38cm" svg:y="7.337cm">
          <text:p text:style-name="P3"><text:span text:style-name="T13">Fonctionnement en intérieur, distanc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57cm" svg:height="0.886cm" svg:x="14cm" svg:y="9.914cm">
          <text:p text:style-name="P3"><text:span text:style-name="T9">Recevoir des consignes de déplac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2" draw:layer="layout" svg:x1="6.98cm" svg:y1="10.349cm" svg:x2="7cm" svg:y2="21cm">
          <text:p/>
        </draw:line>
        <draw:line draw:style-name="gr5" draw:text-style-name="P6" draw:layer="layout" svg:x1="13.154cm" svg:y1="10.4cm" svg:x2="14.001cm" svg:y2="10.4cm">
          <text:p/>
        </draw:line>
        <draw:line draw:style-name="gr5" draw:text-style-name="P6" draw:layer="layout" svg:x1="17.026cm" svg:y1="7.3cm" svg:x2="17.873cm" svg:y2="7.3cm">
          <text:p/>
        </draw:line>
        <draw:line draw:style-name="gr5" draw:text-style-name="P6" draw:layer="layout" svg:x1="17cm" svg:y1="8.4cm" svg:x2="17.847cm" svg:y2="8.4cm">
          <text:p/>
        </draw:line>
        <draw:line draw:style-name="gr5" draw:text-style-name="P6" draw:layer="layout" svg:x1="17cm" svg:y1="9.4cm" svg:x2="17.847cm" svg:y2="9.4cm">
          <text:p/>
        </draw:line>
        <draw:line draw:style-name="gr6" draw:text-style-name="P6" draw:layer="layout" svg:x1="17.026cm" svg:y1="7.3cm" svg:x2="17cm" svg:y2="10.4cm">
          <text:p/>
        </draw:line>
        <draw:line draw:style-name="gr6" draw:text-style-name="P2" draw:layer="layout" svg:x1="16.257cm" svg:y1="10.4cm" svg:x2="17cm" svg:y2="10.4cm">
          <text:p/>
        </draw:line>
        <draw:custom-shape draw:name="Shape 119" draw:style-name="gr3" draw:text-style-name="P4" draw:layer="layout" svg:width="2.8cm" svg:height="0.902cm" svg:x="17.4cm" svg:y="13.198cm">
          <text:p text:style-name="P3"><text:span text:style-name="T9">Convertir les consignes d'avance <text:s/>en consigne mo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3" draw:text-style-name="P14" draw:layer="layout" svg:width="3.011cm" svg:height="0.975cm" svg:x="22.989cm" svg:y="13.327cm">
          <text:p text:style-name="P7"><text:span text:style-name="T9">Calculateur (carte intermédiaire?) + contrôl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0.2cm" svg:y1="13.77cm" svg:x2="22.99cm" svg:y2="13.77cm">
          <text:p/>
        </draw:line>
        <draw:custom-shape draw:name="Shape 119" draw:style-name="gr3" draw:text-style-name="P4" draw:layer="layout" svg:width="2.4cm" svg:height="0.902cm" svg:x="14cm" svg:y="11.1cm">
          <text:p text:style-name="P3"><text:span text:style-name="T9">Entraîner mécaniqu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8" draw:layer="layout" svg:width="3.011cm" svg:height="0.975cm" svg:x="22.989cm" svg:y="11.125cm">
          <text:p text:style-name="P7"><text:span text:style-name="T9">Motoréducteur 24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6.4cm" svg:y1="11.5cm" svg:x2="22.99cm" svg:y2="11.568cm">
          <text:p/>
        </draw:line>
        <draw:custom-shape draw:name="Shape 119" draw:style-name="gr3" draw:text-style-name="P4" draw:layer="layout" svg:width="2.4cm" svg:height="0.902cm" svg:x="14cm" svg:y="12.298cm">
          <text:p text:style-name="P3"><text:span text:style-name="T9">Alimenter les mo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8cm" svg:height="0.7cm" svg:x="17.4cm" svg:y="12.2cm">
          <text:p text:style-name="P3"><text:span text:style-name="T9">Fournir l'éner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8" draw:layer="layout" svg:width="3.011cm" svg:height="0.975cm" svg:x="23.007cm" svg:y="12.227cm">
          <text:p text:style-name="P7"><text:span text:style-name="T9">Batteries plomb 24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0.2cm" svg:y1="12.67cm" svg:x2="23.008cm" svg:y2="12.67cm">
          <text:p/>
        </draw:line>
        <draw:line draw:style-name="gr5" draw:text-style-name="P6" draw:layer="layout" svg:x1="13.4cm" svg:y1="11.6cm" svg:x2="14cm" svg:y2="11.6cm">
          <text:p/>
        </draw:line>
        <draw:line draw:style-name="gr5" draw:text-style-name="P6" draw:layer="layout" svg:x1="13.4cm" svg:y1="12.6cm" svg:x2="14cm" svg:y2="12.6cm">
          <text:p/>
        </draw:line>
        <draw:line draw:style-name="gr6" draw:text-style-name="P6" draw:layer="layout" svg:x1="13.4cm" svg:y1="10.4cm" svg:x2="13.4cm" svg:y2="14.9cm">
          <text:p/>
        </draw:line>
        <draw:line draw:style-name="gr5" draw:text-style-name="P6" draw:layer="layout" svg:x1="16.4cm" svg:y1="12.6cm" svg:x2="17.4cm" svg:y2="12.6cm">
          <text:p/>
        </draw:line>
        <draw:line draw:style-name="gr5" draw:text-style-name="P6" draw:layer="layout" svg:x1="16.8cm" svg:y1="13.7cm" svg:x2="17.4cm" svg:y2="13.7cm">
          <text:p/>
        </draw:line>
        <draw:line draw:style-name="gr6" draw:text-style-name="P6" draw:layer="layout" svg:x1="16.8cm" svg:y1="12.6cm" svg:x2="16.8cm" svg:y2="13.7cm">
          <text:p/>
        </draw:line>
        <draw:line draw:style-name="gr6" draw:text-style-name="P2" draw:layer="layout" svg:x1="10.5cm" svg:y1="10.349cm" svg:x2="10.5cm" svg:y2="21cm">
          <text:p/>
        </draw:line>
        <draw:custom-shape draw:name="Shape 119" draw:style-name="gr3" draw:text-style-name="P4" draw:layer="layout" svg:width="1.953cm" svg:height="0.902cm" svg:x="16.856cm" svg:y="18.998cm">
          <text:p text:style-name="P3"><text:span text:style-name="T9">Ignorer les tr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51cm" svg:height="0.901cm" svg:x="14.01cm" svg:y="14.532cm">
          <text:p text:style-name="P3"><text:span text:style-name="T9">Supporter les terrains acciden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73cm" svg:height="0.901cm" svg:x="16.795cm" svg:y="14.532cm">
          <text:p text:style-name="P3"><text:span text:style-name="T9">Surmonter des obstacles /mar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51cm" svg:height="0.902cm" svg:x="16.856cm" svg:y="16.533cm">
          <text:p text:style-name="P3"><text:span text:style-name="T9">Monter des ram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73cm" svg:height="0.9cm" svg:x="16.856cm" svg:y="17.761cm">
          <text:p text:style-name="P3"><text:span text:style-name="T9">Supporter les sols irrégul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3.4cm" svg:y1="14.9cm" svg:x2="14cm" svg:y2="14.9cm">
          <text:p/>
        </draw:line>
        <draw:custom-shape draw:name="Shape 119" draw:style-name="gr3" draw:text-style-name="P8" draw:layer="layout" svg:width="3.011cm" svg:height="0.975cm" svg:x="22.989cm" svg:y="18.9cm">
          <text:p text:style-name="P7"><text:span text:style-name="T9">Augmenter la surface de 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8" draw:layer="layout" svg:width="3.011cm" svg:height="0.675cm" svg:x="22.989cm" svg:y="18cm">
          <text:p text:style-name="P7"><text:span text:style-name="T9">Cheni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3" draw:text-style-name="P14" draw:layer="layout" svg:width="3.011cm" svg:height="0.9cm" svg:x="22.989cm" svg:y="15.7cm">
          <text:p text:style-name="P7"><text:span text:style-name="T9">Flippers motorisés contrôlables en angle (indépendants 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51cm" svg:height="0.902cm" svg:x="19.949cm" svg:y="15.7cm">
          <text:p text:style-name="P3"><text:span text:style-name="T9">Adapter l'inclinaison d'atta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5.961cm" svg:y1="15cm" svg:x2="16.8cm" svg:y2="15cm">
          <text:p/>
        </draw:line>
        <draw:custom-shape draw:name="Shape 119" draw:style-name="gr3" draw:text-style-name="P8" draw:layer="layout" svg:width="3.011cm" svg:height="0.775cm" svg:x="22.989cm" svg:y="16.725cm">
          <text:p text:style-name="P7"><text:span text:style-name="T9">Dimensionnement couple mo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22cm" svg:height="0.8cm" svg:x="19.9cm" svg:y="14.5cm">
          <text:p text:style-name="P3"><text:span text:style-name="T9">Évaluer la pente ut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775cm" svg:x="23cm" svg:y="14.625cm">
          <text:p text:style-name="P7"><text:span text:style-name="T9">Balayage vertical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9.068cm" svg:y1="15cm" svg:x2="19.9cm" svg:y2="15cm">
          <text:p/>
        </draw:line>
        <draw:line draw:style-name="gr6" draw:text-style-name="P2" draw:layer="layout" svg:x1="22.122cm" svg:y1="15cm" svg:x2="22.4cm" svg:y2="15cm">
          <text:p/>
        </draw:line>
        <draw:line draw:style-name="gr6" draw:text-style-name="P2" draw:layer="layout" svg:x1="22.4cm" svg:y1="15cm" svg:x2="22.4cm" svg:y2="4.9cm">
          <text:p/>
        </draw:line>
        <draw:line draw:style-name="gr5" draw:text-style-name="P6" draw:layer="layout" svg:x1="22.4cm" svg:y1="4.9cm" svg:x2="23cm" svg:y2="4.9cm">
          <text:p/>
        </draw:line>
        <draw:line draw:style-name="gr5" draw:text-style-name="P6" draw:layer="layout" svg:x1="22.4cm" svg:y1="15cm" svg:x2="23cm" svg:y2="15cm">
          <text:p/>
        </draw:line>
        <draw:line draw:style-name="gr5" draw:text-style-name="P6" draw:layer="layout" svg:x1="21.9cm" svg:y1="16.1cm" svg:x2="23cm" svg:y2="16.1cm">
          <text:p/>
        </draw:line>
        <draw:line draw:style-name="gr5" draw:text-style-name="P6" draw:layer="layout" svg:x1="19.249cm" svg:y1="16cm" svg:x2="19.949cm" svg:y2="16cm">
          <text:p/>
        </draw:line>
        <draw:line draw:style-name="gr6" draw:text-style-name="P6" draw:layer="layout" svg:x1="19.249cm" svg:y1="15cm" svg:x2="19.249cm" svg:y2="16cm">
          <text:p/>
        </draw:line>
        <draw:line draw:style-name="gr5" draw:text-style-name="P6" draw:layer="layout" svg:x1="16.195cm" svg:y1="17.1cm" svg:x2="16.795cm" svg:y2="17.1cm">
          <text:p/>
        </draw:line>
        <draw:line draw:style-name="gr6" draw:text-style-name="P6" draw:layer="layout" svg:x1="16.195cm" svg:y1="15cm" svg:x2="16.195cm" svg:y2="19.3cm">
          <text:p/>
        </draw:line>
        <draw:line draw:style-name="gr5" draw:text-style-name="P6" draw:layer="layout" svg:x1="18.807cm" svg:y1="17.1cm" svg:x2="22.989cm" svg:y2="17.1cm">
          <text:p/>
        </draw:line>
        <draw:line draw:style-name="gr5" draw:text-style-name="P6" draw:layer="layout" svg:x1="19.129cm" svg:y1="18.2cm" svg:x2="22.99cm" svg:y2="18.2cm">
          <text:p/>
        </draw:line>
        <draw:line draw:style-name="gr5" draw:text-style-name="P6" draw:layer="layout" svg:x1="16.2cm" svg:y1="18.2cm" svg:x2="16.8cm" svg:y2="18.2cm">
          <text:p/>
        </draw:line>
        <draw:line draw:style-name="gr5" draw:text-style-name="P6" draw:layer="layout" svg:x1="18.809cm" svg:y1="19.4cm" svg:x2="22.989cm" svg:y2="19.4cm">
          <text:p/>
        </draw:line>
        <draw:line draw:style-name="gr5" draw:text-style-name="P6" draw:layer="layout" svg:x1="16.195cm" svg:y1="19.3cm" svg:x2="16.856cm" svg:y2="19.3cm">
          <text:p/>
        </draw:line>
        <draw:line draw:style-name="gr5" draw:text-style-name="P6" draw:layer="layout" svg:x1="20.6cm" svg:y1="18.475cm" svg:x2="22.989cm" svg:y2="18.475cm">
          <text:p/>
        </draw:line>
        <draw:line draw:style-name="gr6" draw:text-style-name="P6" draw:layer="layout" svg:x1="20.6cm" svg:y1="18.475cm" svg:x2="20.6cm" svg:y2="19.4cm">
          <text:p/>
        </draw:line>
        <draw:custom-shape draw:name="Shape 119" draw:style-name="gr3" draw:text-style-name="P8" draw:layer="layout" svg:width="3.011cm" svg:height="0.8cm" svg:x="28cm" svg:y="15.7cm">
          <text:p text:style-name="P7"><text:span text:style-name="T9">Contrôler l'inclinaison des flipp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6.018cm" svg:y1="16.1cm" svg:x2="28cm" svg:y2="16.1cm">
          <text:p/>
        </draw:line>
        <draw:line draw:style-name="gr5" draw:text-style-name="P6" draw:layer="layout" svg:x1="26.018cm" svg:y1="18.4cm" svg:x2="28cm" svg:y2="18.4cm">
          <text:p/>
        </draw:line>
        <draw:custom-shape draw:name="Shape 119" draw:style-name="gr3" draw:text-style-name="P8" draw:layer="layout" svg:width="3.011cm" svg:height="0.575cm" svg:x="28cm" svg:y="18.125cm">
          <text:p text:style-name="P7"><text:span text:style-name="T9">Tendre la cheni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8" draw:layer="layout" svg:width="3.011cm" svg:height="0.575cm" svg:x="31.689cm" svg:y="15.8cm">
          <text:p text:style-name="P7"><text:span text:style-name="T9">Servomo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31.011cm" svg:y1="16.1cm" svg:x2="31.711cm" svg:y2="16.1cm">
          <text:p/>
        </draw:line>
        <draw:custom-shape draw:name="Shape 119" draw:style-name="gr3" draw:text-style-name="P8" draw:layer="layout" svg:width="3.011cm" svg:height="0.8cm" svg:x="28cm" svg:y="19cm">
          <text:p text:style-name="P7"><text:span text:style-name="T9">Maintenir le contact avec le 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6.8cm" svg:y1="19.4cm" svg:x2="28cm" svg:y2="19.4cm">
          <text:p/>
        </draw:line>
        <draw:line draw:style-name="gr6" draw:text-style-name="P6" draw:layer="layout" svg:x1="26.8cm" svg:y1="18.4cm" svg:x2="26.818cm" svg:y2="20.401cm">
          <text:p/>
        </draw:line>
        <draw:custom-shape draw:name="Shape 119" draw:style-name="gr3" draw:text-style-name="P8" draw:layer="layout" svg:width="3.011cm" svg:height="0.675cm" svg:x="31.707cm" svg:y="18.1cm">
          <text:p text:style-name="P7"><text:span text:style-name="T9">Tendeur sur roue lib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31.029cm" svg:y1="18.4cm" svg:x2="31.729cm" svg:y2="18.4cm">
          <text:p/>
        </draw:line>
        <draw:custom-shape draw:name="Shape 119" draw:style-name="gr3" draw:text-style-name="P8" draw:layer="layout" svg:width="3.011cm" svg:height="0.575cm" svg:x="31.707cm" svg:y="19.1cm">
          <text:p text:style-name="P7"><text:span text:style-name="T9">Galets de 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31.029cm" svg:y1="19.4cm" svg:x2="31.729cm" svg:y2="19.4cm">
          <text:p/>
        </draw:line>
        <draw:custom-shape draw:name="Shape 119" draw:style-name="gr3" draw:text-style-name="P8" draw:layer="layout" svg:width="3.011cm" svg:height="0.8cm" svg:x="28.018cm" svg:y="20.001cm">
          <text:p text:style-name="P7"><text:span text:style-name="T9">Entraîner la cheni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6.818cm" svg:y1="20.401cm" svg:x2="28.018cm" svg:y2="20.401cm">
          <text:p/>
        </draw:line>
        <draw:custom-shape draw:name="Shape 119" draw:style-name="gr3" draw:text-style-name="P8" draw:layer="layout" svg:width="3.011cm" svg:height="1.099cm" svg:x="31.725cm" svg:y="19.901cm">
          <text:p text:style-name="P7"><text:span text:style-name="T9">Barbotins ou roue pneumatique (adhéren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31.047cm" svg:y1="20.401cm" svg:x2="31.747cm" svg:y2="20.401cm">
          <text:p/>
        </draw:line>
        <draw:custom-shape draw:name="Shape 119" draw:style-name="gr11" draw:text-style-name="P12" draw:layer="layout" svg:width="3.011cm" svg:height="0.8cm" svg:x="28.018cm" svg:y="14.601cm">
          <text:p text:style-name="P7"><text:span text:style-name="T9">Capteur de distance + servomoteur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6.036cm" svg:y1="15.001cm" svg:x2="28.018cm" svg:y2="15.001cm">
          <text:p/>
        </draw:line>
        <draw:line draw:style-name="gr14" draw:text-style-name="P6" draw:layer="layout" svg:x1="9.99cm" svg:y1="5.931cm" svg:x2="10.674cm" svg:y2="5.931cm">
          <text:p/>
        </draw:line>
        <draw:line draw:style-name="gr14" draw:text-style-name="P6" draw:layer="layout" svg:x1="22.2cm" svg:y1="3.4cm" svg:x2="23cm" svg:y2="3.4cm">
          <text:p/>
        </draw:line>
        <draw:line draw:style-name="gr2" draw:text-style-name="P2" draw:layer="layout" svg:x1="22.2cm" svg:y1="21cm" svg:x2="22.2cm" svg:y2="3.4cm">
          <text:p/>
        </draw:line>
        <draw:custom-shape draw:name="Shape 119" draw:style-name="gr15" draw:text-style-name="P15" draw:layer="layout" svg:width="0.904cm" svg:height="0.709cm" svg:x="5.296cm" svg:y="2.291cm">
          <text:p text:style-name="P3"><text:span text:style-name="T14">FP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6" draw:text-style-name="P15" draw:layer="layout" svg:width="1.303cm" svg:height="0.709cm" svg:x="8.097cm" svg:y="2.291cm">
          <text:p text:style-name="P3"><text:span text:style-name="T14">FP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7" draw:text-style-name="P15" draw:layer="layout" svg:width="1.303cm" svg:height="0.709cm" svg:x="8.097cm" svg:y="10.991cm">
          <text:p text:style-name="P3"><text:span text:style-name="T14">FP1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8" draw:text-style-name="P15" draw:layer="layout" svg:width="1.303cm" svg:height="0.709cm" svg:x="10.797cm" svg:y="1.991cm">
          <text:p text:style-name="P3"><text:span text:style-name="T14">FP1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9" draw:text-style-name="P15" draw:layer="layout" svg:width="1.303cm" svg:height="0.709cm" svg:x="10.797cm" svg:y="3.492cm">
          <text:p text:style-name="P3"><text:span text:style-name="T14">FP11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0" draw:text-style-name="P15" draw:layer="layout" svg:width="1.303cm" svg:height="0.709cm" svg:x="10.797cm" svg:y="1.992cm">
          <text:p text:style-name="P3"><text:span text:style-name="T14">FP1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1" draw:text-style-name="P15" draw:layer="layout" svg:width="1.303cm" svg:height="0.709cm" svg:x="10.797cm" svg:y="4.892cm">
          <text:p text:style-name="P3"><text:span text:style-name="T14">FP11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2" draw:text-style-name="P15" draw:layer="layout" svg:width="1.303cm" svg:height="0.709cm" svg:x="10.797cm" svg:y="6.092cm">
          <text:p text:style-name="P3"><text:span text:style-name="T14">FP11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3" draw:text-style-name="P15" draw:layer="layout" svg:width="1.303cm" svg:height="0.709cm" svg:x="14.3cm" svg:y="6.291cm">
          <text:p text:style-name="P3"><text:span text:style-name="T14">FP111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4" draw:text-style-name="P15" draw:layer="layout" svg:width="1.303cm" svg:height="0.709cm" svg:x="11.497cm" svg:y="10.593cm">
          <text:p text:style-name="P3"><text:span text:style-name="T14">FP11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5" draw:text-style-name="P15" draw:layer="layout" svg:width="1.303cm" svg:height="0.709cm" svg:x="14.3cm" svg:y="10.592cm">
          <text:p text:style-name="P3"><text:span text:style-name="T14">FP112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6" draw:text-style-name="P15" draw:layer="layout" svg:width="1.303cm" svg:height="0.709cm" svg:x="14.3cm" svg:y="11.793cm">
          <text:p text:style-name="P3"><text:span text:style-name="T14">FP112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7" draw:text-style-name="P15" draw:layer="layout" svg:width="1.303cm" svg:height="0.709cm" svg:x="14.3cm" svg:y="12.993cm">
          <text:p text:style-name="P3"><text:span text:style-name="T14">FP112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8" draw:text-style-name="P15" draw:layer="layout" svg:width="1.303cm" svg:height="0.709cm" svg:x="14.3cm" svg:y="15.293cm">
          <text:p text:style-name="P3"><text:span text:style-name="T14">FP112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9" draw:text-style-name="P15" draw:layer="layout" svg:width="1.5cm" svg:height="0.709cm" svg:x="18.1cm" svg:y="6.092cm">
          <text:p text:style-name="P3"><text:span text:style-name="T14">FP1114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0" draw:text-style-name="P15" draw:layer="layout" svg:width="1.5cm" svg:height="0.709cm" svg:x="18.101cm" svg:y="7.192cm">
          <text:p text:style-name="P3"><text:span text:style-name="T14">FP1114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1" draw:text-style-name="P15" draw:layer="layout" svg:width="1.5cm" svg:height="0.709cm" svg:x="18.101cm" svg:y="8.392cm">
          <text:p text:style-name="P3"><text:span text:style-name="T14">FP1114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2" draw:text-style-name="P15" draw:layer="layout" svg:width="1.5cm" svg:height="0.709cm" svg:x="18.101cm" svg:y="9.492cm">
          <text:p text:style-name="P3"><text:span text:style-name="T14">FP1114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3" draw:text-style-name="P15" draw:layer="layout" svg:width="1.5cm" svg:height="0.709cm" svg:x="18.101cm" svg:y="12.692cm">
          <text:p text:style-name="P3"><text:span text:style-name="T14">FP1121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4" draw:text-style-name="P15" draw:layer="layout" svg:width="1.5cm" svg:height="0.709cm" svg:x="18.102cm" svg:y="13.993cm">
          <text:p text:style-name="P3"><text:span text:style-name="T14">FP1121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5" draw:text-style-name="P15" draw:layer="layout" svg:width="1.5cm" svg:height="0.709cm" svg:x="17.202cm" svg:y="15.293cm">
          <text:p text:style-name="P3"><text:span text:style-name="T14">FP1121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6" draw:text-style-name="P15" draw:layer="layout" svg:width="1.5cm" svg:height="0.709cm" svg:x="17.203cm" svg:y="17.294cm">
          <text:p text:style-name="P3"><text:span text:style-name="T14">FP1121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7" draw:text-style-name="P15" draw:layer="layout" svg:width="1.5cm" svg:height="0.709cm" svg:x="17.203cm" svg:y="18.494cm">
          <text:p text:style-name="P3"><text:span text:style-name="T14">FP1121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8" draw:text-style-name="P15" draw:layer="layout" svg:width="1.5cm" svg:height="0.709cm" svg:x="17.203cm" svg:y="19.694cm">
          <text:p text:style-name="P3"><text:span text:style-name="T14">FP11214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9" draw:text-style-name="P15" draw:layer="layout" svg:width="1.697cm" svg:height="0.709cm" svg:x="20.103cm" svg:y="15.094cm">
          <text:p text:style-name="P3"><text:span text:style-name="T14">FP11214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0" draw:text-style-name="P15" draw:layer="layout" svg:width="1.697cm" svg:height="0.709cm" svg:x="20.103cm" svg:y="16.394cm">
          <text:p text:style-name="P3"><text:span text:style-name="T14">FP11214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custom-shape draw:name="Shape 119" draw:style-name="gr3" draw:text-style-name="P4" draw:layer="layout" svg:width="2.386cm" svg:height="0.946cm" svg:x="5.2cm" svg:y="13.149cm">
          <text:p text:style-name="P3"><text:span text:style-name="T9">Fournir un kit de premier sec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074cm" svg:height="0.864cm" svg:x="8.514cm" svg:y="13.246cm">
          <text:p text:style-name="P3"><text:span text:style-name="T9">Recevoir un kit de l'U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074cm" svg:height="0.74cm" svg:x="8.514cm" svg:y="14.937cm">
          <text:p text:style-name="P3"><text:span text:style-name="T9">Transporter un k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074cm" svg:height="0.608cm" svg:x="8.5cm" svg:y="16.027cm">
          <text:p text:style-name="P3"><text:span text:style-name="T9">Délivrer un k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073cm" svg:height="0.864cm" svg:x="10.727cm" svg:y="12.03cm">
          <text:p text:style-name="P3"><text:span text:style-name="T9">Placer un marqueur sur la c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4.3cm" svg:y1="0cm" svg:x2="4.262cm" svg:y2="13.574cm">
          <text:p/>
        </draw:line>
        <draw:custom-shape draw:name="Shape 119" draw:style-name="gr3" draw:text-style-name="P4" draw:layer="layout" svg:width="2.138cm" svg:height="0.921cm" svg:x="7.762cm" svg:y="11.973cm">
          <text:p text:style-name="P3"><text:span text:style-name="T9">Notifier la présence des travaill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6.862cm" svg:y1="0cm" svg:x2="6.862cm" svg:y2="12.384cm">
          <text:p/>
        </draw:line>
        <draw:line draw:style-name="gr5" draw:text-style-name="P6" draw:layer="layout" svg:x1="6.862cm" svg:y1="12.384cm" svg:x2="7.8cm" svg:y2="12.384cm">
          <text:p/>
        </draw:line>
        <draw:custom-shape draw:name="Shape 119" draw:style-name="gr3" draw:text-style-name="P4" draw:layer="layout" svg:width="2.1cm" svg:height="0.959cm" svg:x="11.1cm" svg:y="5.9cm">
          <text:p text:style-name="P3"><text:span text:style-name="T9">Trouver des chemins sûrs/ dégag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4cm" svg:height="0.765cm" svg:x="14.2cm" svg:y="6.972cm">
          <text:p text:style-name="P3"><text:span text:style-name="T9">Esquiver dynamiqu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5cm" svg:y1="0.977cm" svg:x2="11.1cm" svg:y2="0.977cm">
          <text:p/>
        </draw:line>
        <draw:custom-shape draw:name="Shape 119" draw:style-name="gr3" draw:text-style-name="P4" draw:layer="layout" svg:width="2.758cm" svg:height="0.923cm" svg:x="14cm" svg:y="0.522cm">
          <text:p text:style-name="P3"><text:span text:style-name="T9">Cartographier géométriquement l'environn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562cm" svg:height="0.764cm" svg:x="7.838cm" svg:y="9.153cm">
          <text:p text:style-name="P3"><text:span text:style-name="T9">Coordonner avec d'autres ro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1cm" svg:height="0.404cm" svg:x="14.1cm" svg:y="2.196cm">
          <text:p text:style-name="P3"><text:span text:style-name="T9">Reconnaître une sa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53cm" svg:height="0.767cm" svg:x="11.147cm" svg:y="0.637cm">
          <text:p text:style-name="P3"><text:span text:style-name="T9">Se locali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953cm" svg:height="0.353cm" svg:x="14.047cm" svg:y="3.4cm">
          <text:p text:style-name="P3"><text:span text:style-name="T9">Accéder à une c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3cm" svg:height="0.767cm" svg:x="14.1cm" svg:y="4.121cm">
          <text:p text:style-name="P3"><text:span text:style-name="T9">Se repérer dans la cart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3cm" svg:height="0.96cm" svg:x="17.5cm" svg:y="0.3cm">
          <text:p text:style-name="P3"><text:span text:style-name="T9">Obtenir des informations métriques de son environn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96cm" svg:x="23.042cm" svg:y="0.4cm">
          <text:p text:style-name="P7"><text:span text:style-name="T9">Caméra de profondeur ? Un/deux LIDARs 1D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0.8cm" svg:y1="0.935cm" svg:x2="23cm" svg:y2="0.935cm">
          <text:p/>
        </draw:line>
        <draw:custom-shape draw:name="Shape 119" draw:style-name="gr3" draw:text-style-name="P4" draw:layer="layout" svg:width="2.353cm" svg:height="0.51cm" svg:x="17.047cm" svg:y="4.208cm">
          <text:p text:style-name="P3"><text:span text:style-name="T9">… </text:span><text:span text:style-name="T9">en extéri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3cm" svg:height="0.511cm" svg:x="17.1cm" svg:y="5.142cm">
          <text:p text:style-name="P3"><text:span text:style-name="T9">… </text:span><text:span text:style-name="T9">en intéri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7cm" svg:x="22.989cm" svg:y="3.4cm">
          <text:p text:style-name="P7"><text:span text:style-name="T9">Carte collaborative (déportée)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7cm" svg:y1="3.607cm" svg:x2="22.99cm" svg:y2="3.607cm">
          <text:p/>
        </draw:line>
        <draw:custom-shape draw:name="Shape 119" draw:style-name="gr11" draw:text-style-name="P12" draw:layer="layout" svg:width="3.011cm" svg:height="0.467cm" svg:x="22.989cm" svg:y="4.251cm">
          <text:p text:style-name="P7"><text:span text:style-name="T9">GPS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9.4cm" svg:y1="4.463cm" svg:x2="22.99cm" svg:y2="4.463cm">
          <text:p/>
        </draw:line>
        <draw:custom-shape draw:name="Shape 119" draw:style-name="gr11" draw:text-style-name="P12" draw:layer="layout" svg:width="3.011cm" svg:height="0.721cm" svg:x="22.989cm" svg:y="4.932cm">
          <text:p text:style-name="P7"><text:span text:style-name="T9">SLAM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9.4cm" svg:y1="5.398cm" svg:x2="22.989cm" svg:y2="5.398cm">
          <text:p/>
        </draw:line>
        <draw:line draw:style-name="gr5" draw:text-style-name="P6" draw:layer="layout" svg:x1="16.4cm" svg:y1="4.463cm" svg:x2="17.047cm" svg:y2="4.463cm">
          <text:p/>
        </draw:line>
        <draw:line draw:style-name="gr5" draw:text-style-name="P6" draw:layer="layout" svg:x1="16.5cm" svg:y1="5.313cm" svg:x2="17.1cm" svg:y2="5.313cm">
          <text:p/>
        </draw:line>
        <draw:line draw:style-name="gr6" draw:text-style-name="P6" draw:layer="layout" svg:x1="16.5cm" svg:y1="4.463cm" svg:x2="16.5cm" svg:y2="5.313cm">
          <text:p/>
        </draw:line>
        <draw:line draw:style-name="gr5" draw:text-style-name="P6" draw:layer="layout" svg:x1="13.1cm" svg:y1="0.977cm" svg:x2="14cm" svg:y2="0.977cm">
          <text:p/>
        </draw:line>
        <draw:line draw:style-name="gr5" draw:text-style-name="P6" draw:layer="layout" svg:x1="13.4cm" svg:y1="3.528cm" svg:x2="14.047cm" svg:y2="3.528cm">
          <text:p/>
        </draw:line>
        <draw:line draw:style-name="gr5" draw:text-style-name="P6" draw:layer="layout" svg:x1="13.4cm" svg:y1="4.463cm" svg:x2="14.1cm" svg:y2="4.463cm">
          <text:p/>
        </draw:line>
        <draw:line draw:style-name="gr6" draw:text-style-name="P6" draw:layer="layout" svg:x1="13.4cm" svg:y1="0.977cm" svg:x2="13.4cm" svg:y2="4.463cm">
          <text:p/>
        </draw:line>
        <draw:line draw:style-name="gr6" draw:text-style-name="P6" draw:layer="layout" svg:x1="10.506cm" svg:y1="0cm" svg:x2="10.5cm" svg:y2="6.334cm">
          <text:p/>
        </draw:line>
        <draw:line draw:style-name="gr5" draw:text-style-name="P6" draw:layer="layout" svg:x1="10.5cm" svg:y1="6.334cm" svg:x2="11.1cm" svg:y2="6.334cm">
          <text:p/>
        </draw:line>
        <draw:line draw:style-name="gr5" draw:text-style-name="P6" draw:layer="layout" svg:x1="16.8cm" svg:y1="0.935cm" svg:x2="17.5cm" svg:y2="0.935cm">
          <text:p/>
        </draw:line>
        <draw:line draw:style-name="gr5" draw:text-style-name="P6" draw:layer="layout" svg:x1="6.9cm" svg:y1="9.493cm" svg:x2="7.838cm" svg:y2="9.493cm">
          <text:p/>
        </draw:line>
        <draw:custom-shape draw:name="Shape 119" draw:style-name="gr3" draw:text-style-name="P8" draw:layer="layout" svg:width="3.011cm" svg:height="0.483cm" svg:x="28.018cm" svg:y="5.317cm">
          <text:p text:style-name="P7"><text:span text:style-name="T9">Éviter les dér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6.036cm" svg:y1="5.558cm" svg:x2="28.018cm" svg:y2="5.558cm">
          <text:p/>
        </draw:line>
        <draw:custom-shape draw:name="Shape 119" draw:style-name="gr3" draw:text-style-name="P8" draw:layer="layout" svg:width="3.011cm" svg:height="0.791cm" svg:x="31.707cm" svg:y="5.2cm">
          <text:p text:style-name="P7"><text:span text:style-name="T9">Processus de fermeture de bou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31.029cm" svg:y1="5.557cm" svg:x2="31.729cm" svg:y2="5.557cm">
          <text:p/>
        </draw:line>
        <draw:custom-shape draw:name="Shape 119" draw:style-name="gr3" draw:text-style-name="P4" draw:layer="layout" svg:width="2.551cm" svg:height="0.765cm" svg:x="14.2cm" svg:y="8.008cm">
          <text:p text:style-name="P3"><text:span text:style-name="T9">Gérer les modes de navi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8" draw:layer="layout" svg:width="3.764cm" svg:height="0.937cm" svg:x="28.036cm" svg:y="0.425cm">
          <text:p text:style-name="P7"><text:span text:style-name="T9">Prendre en compte le changement d'inclinaison des cap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6.054cm" svg:y1="0.937cm" svg:x2="28.036cm" svg:y2="0.937cm">
          <text:p/>
        </draw:line>
        <draw:custom-shape draw:name="Shape 119" draw:style-name="gr3" draw:text-style-name="P8" draw:layer="layout" svg:width="4.875cm" svg:height="1.105cm" svg:x="32.525cm" svg:y="0.425cm">
          <text:p text:style-name="P7"><text:span text:style-name="T9">Carte de hauteur avec centrale inertielle, LIDAR 2D, ou uniquement caméra de profondeur (SLAM 3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31.847cm" svg:y1="0.936cm" svg:x2="32.547cm" svg:y2="0.936cm">
          <text:p/>
        </draw:line>
        <draw:custom-shape draw:name="Shape 119" draw:style-name="gr3" draw:text-style-name="P4" draw:layer="layout" svg:width="2.882cm" svg:height="0.511cm" svg:x="17.518cm" svg:y="1.615cm">
          <text:p text:style-name="P3"><text:span text:style-name="T9">Dessiner la c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6.9cm" svg:y1="1.871cm" svg:x2="17.518cm" svg:y2="1.871cm">
          <text:p/>
        </draw:line>
        <draw:line draw:style-name="gr6" draw:text-style-name="P6" draw:layer="layout" svg:x1="16.9cm" svg:y1="0.935cm" svg:x2="16.9cm" svg:y2="1.871cm">
          <text:p/>
        </draw:line>
        <draw:custom-shape draw:name="Shape 119" draw:style-name="gr41" draw:text-style-name="P16" draw:layer="layout" svg:width="3.158cm" svg:height="0.948cm" svg:x="23.042cm" svg:y="1.452cm">
          <text:p text:style-name="P7"><text:span text:style-name="T9">(Calcul de la position relative des obstacles par rapport au robo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0.4cm" svg:y1="1.871cm" svg:x2="23cm" svg:y2="1.871cm">
          <text:p/>
        </draw:line>
        <draw:line draw:style-name="gr5" draw:text-style-name="P6" draw:layer="layout" svg:x1="21.4cm" svg:y1="5.102cm" svg:x2="23cm" svg:y2="5.102cm">
          <text:p/>
        </draw:line>
        <draw:line draw:style-name="gr6" draw:text-style-name="P6" draw:layer="layout" svg:x1="21.4cm" svg:y1="1.871cm" svg:x2="21.4cm" svg:y2="5.102cm">
          <text:p/>
        </draw:line>
        <draw:line draw:style-name="gr5" draw:text-style-name="P6" draw:layer="layout" svg:x1="13.4cm" svg:y1="2.421cm" svg:x2="14.1cm" svg:y2="2.421cm">
          <text:p/>
        </draw:line>
        <draw:line draw:style-name="gr2" draw:text-style-name="P6" draw:layer="layout" svg:x1="10.1cm" svg:y1="0cm" svg:x2="10.1cm" svg:y2="1.871cm">
          <text:p/>
        </draw:line>
        <draw:line draw:style-name="gr2" draw:text-style-name="P6" draw:layer="layout" svg:x1="15.6cm" svg:y1="1.871cm" svg:x2="15.6cm" svg:y2="2.2cm">
          <text:p/>
        </draw:line>
        <draw:line draw:style-name="gr2" draw:text-style-name="P6" draw:layer="layout" svg:x1="15.6cm" svg:y1="1.871cm" svg:x2="10.1cm" svg:y2="1.871cm">
          <text:p/>
        </draw:line>
        <draw:custom-shape draw:name="Shape 119" draw:style-name="gr3" draw:text-style-name="P4" draw:layer="layout" svg:width="3.4cm" svg:height="0.517cm" svg:x="14.2cm" svg:y="6.1cm">
          <text:p text:style-name="P3"><text:span text:style-name="T9">Planifier une trajecto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1.064cm" svg:x="22.989cm" svg:y="5.753cm">
          <text:p text:style-name="P7"><text:span text:style-name="T9">Algorithme de pathfinding (Dijkstra, A(D)*…)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7.6cm" svg:y1="6.292cm" svg:x2="22.989cm" svg:y2="6.292cm">
          <text:p/>
        </draw:line>
        <draw:line draw:style-name="gr5" draw:text-style-name="P6" draw:layer="layout" svg:x1="13.2cm" svg:y1="6.334cm" svg:x2="14.2cm" svg:y2="6.334cm">
          <text:p/>
        </draw:line>
        <draw:line draw:style-name="gr5" draw:text-style-name="P6" draw:layer="layout" svg:x1="13.4cm" svg:y1="7.354cm" svg:x2="14.2cm" svg:y2="7.354cm">
          <text:p/>
        </draw:line>
        <draw:line draw:style-name="gr6" draw:text-style-name="P6" draw:layer="layout" svg:x1="13.4cm" svg:y1="6.334cm" svg:x2="13.4cm" svg:y2="8.29cm">
          <text:p/>
        </draw:line>
        <draw:custom-shape draw:name="Shape 119" draw:style-name="gr3" draw:text-style-name="P4" draw:layer="layout" svg:width="2.551cm" svg:height="0.937cm" svg:x="17.4cm" svg:y="6.9cm">
          <text:p text:style-name="P3"><text:span text:style-name="T9">Percevoir les obstacles à proxim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765cm" svg:x="22.989cm" svg:y="6.973cm">
          <text:p text:style-name="P7"><text:span text:style-name="T9">Autres capteurs de proximité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411cm" svg:height="0.892cm" svg:x="22.789cm" svg:y="7.908cm">
          <text:p text:style-name="P7"><text:span text:style-name="T9">Architecture distribuée, « three layers », subsomption…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6.751cm" svg:y1="8.289cm" svg:x2="22.789cm" svg:y2="8.289cm">
          <text:p/>
        </draw:line>
        <draw:line draw:style-name="gr5" draw:text-style-name="P6" draw:layer="layout" svg:x1="19.951cm" svg:y1="7.354cm" svg:x2="22.989cm" svg:y2="7.354cm">
          <text:p/>
        </draw:line>
        <draw:line draw:style-name="gr5" draw:text-style-name="P6" draw:layer="layout" svg:x1="16.6cm" svg:y1="7.354cm" svg:x2="17.4cm" svg:y2="7.354cm">
          <text:p/>
        </draw:line>
        <draw:line draw:style-name="gr5" draw:text-style-name="P6" draw:layer="layout" svg:x1="13.4cm" svg:y1="8.289cm" svg:x2="14.2cm" svg:y2="8.289cm">
          <text:p/>
        </draw:line>
        <draw:custom-shape draw:name="Shape 119" draw:style-name="gr3" draw:text-style-name="P4" draw:layer="layout" svg:width="2.551cm" svg:height="0.764cm" svg:x="11.418cm" svg:y="9.154cm">
          <text:p text:style-name="P3"><text:span text:style-name="T9">Communiquer la position cour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4cm" svg:y1="9.535cm" svg:x2="11.418cm" svg:y2="9.535cm">
          <text:p/>
        </draw:line>
        <draw:custom-shape draw:name="Shape 119" draw:style-name="gr3" draw:text-style-name="P4" draw:layer="layout" svg:width="3.764cm" svg:height="0.765cm" svg:x="11.436cm" svg:y="11.024cm">
          <text:p text:style-name="P3"><text:span text:style-name="T9">Communiquer sur l'état de complétude des recher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7cm" svg:y1="11.405cm" svg:x2="11.436cm" svg:y2="11.405cm">
          <text:p/>
        </draw:line>
        <draw:line draw:style-name="gr6" draw:text-style-name="P6" draw:layer="layout" svg:x1="10.7cm" svg:y1="9.535cm" svg:x2="10.7cm" svg:y2="11.406cm">
          <text:p/>
        </draw:line>
        <draw:custom-shape draw:name="Shape 119" draw:style-name="gr11" draw:text-style-name="P12" draw:layer="layout" svg:width="3.411cm" svg:height="0.991cm" svg:x="22.789cm" svg:y="10.8cm">
          <text:p text:style-name="P7"><text:span text:style-name="T9">Remplissage en parallèle de la carte collaborative dépor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0.8cm" svg:y1="3.926cm" svg:x2="23cm" svg:y2="3.926cm">
          <text:p/>
        </draw:line>
        <draw:line draw:style-name="gr6" draw:text-style-name="P6" draw:layer="layout" svg:x1="20.8cm" svg:y1="3.926cm" svg:x2="20.8cm" svg:y2="12.469cm">
          <text:p/>
        </draw:line>
        <draw:line draw:style-name="gr6" draw:text-style-name="P2" draw:layer="layout" svg:x1="13.969cm" svg:y1="9.493cm" svg:x2="20.8cm" svg:y2="9.493cm">
          <text:p/>
        </draw:line>
        <draw:line draw:style-name="gr5" draw:text-style-name="P6" draw:layer="layout" svg:x1="15.2cm" svg:y1="11.364cm" svg:x2="22.789cm" svg:y2="11.364cm">
          <text:p/>
        </draw:line>
        <draw:custom-shape draw:name="Shape 119" draw:style-name="gr3" draw:text-style-name="P4" draw:layer="layout" svg:width="3.4cm" svg:height="0.765cm" svg:x="11.4cm" svg:y="10.089cm">
          <text:p text:style-name="P3"><text:span text:style-name="T9">Importer les informations issues d'autres ro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7cm" svg:y1="10.47cm" svg:x2="11.436cm" svg:y2="10.47cm">
          <text:p/>
        </draw:line>
        <draw:line draw:style-name="gr6" draw:text-style-name="P2" draw:layer="layout" svg:x1="14.8cm" svg:y1="10.513cm" svg:x2="20.801cm" svg:y2="10.513cm">
          <text:p/>
        </draw:line>
        <draw:line draw:style-name="gr6" draw:text-style-name="P2" draw:layer="layout" svg:x1="12.8cm" svg:y1="12.469cm" svg:x2="20.8cm" svg:y2="12.469cm">
          <text:p/>
        </draw:line>
        <draw:line draw:style-name="gr5" draw:text-style-name="P6" draw:layer="layout" svg:x1="9.9cm" svg:y1="12.426cm" svg:x2="10.636cm" svg:y2="12.426cm">
          <text:p/>
        </draw:line>
        <draw:line draw:style-name="gr5" draw:text-style-name="P6" draw:layer="layout" svg:x1="4.262cm" svg:y1="13.574cm" svg:x2="5.2cm" svg:y2="13.574cm">
          <text:p/>
        </draw:line>
        <draw:line draw:style-name="gr5" draw:text-style-name="P6" draw:layer="layout" svg:x1="7.562cm" svg:y1="13.574cm" svg:x2="8.5cm" svg:y2="13.574cm">
          <text:p/>
        </draw:line>
        <draw:custom-shape draw:name="Shape 119" draw:style-name="gr3" draw:text-style-name="P4" draw:layer="layout" svg:width="2.074cm" svg:height="0.864cm" svg:x="11.515cm" svg:y="13.147cm">
          <text:p text:style-name="P3"><text:span text:style-name="T9">Permettra l'approche de l'U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562cm" svg:y1="13.574cm" svg:x2="11.5cm" svg:y2="13.574cm">
          <text:p/>
        </draw:line>
        <draw:custom-shape draw:name="Shape 119" draw:style-name="gr3" draw:text-style-name="P4" draw:layer="layout" svg:width="2.466cm" svg:height="0.767cm" svg:x="11.534cm" svg:y="14.168cm">
          <text:p text:style-name="P3"><text:span text:style-name="T9">Guider le kit vers son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8cm" svg:y1="14.511cm" svg:x2="11.519cm" svg:y2="14.511cm">
          <text:p/>
        </draw:line>
        <draw:line draw:style-name="gr6" draw:text-style-name="P6" draw:layer="layout" svg:x1="10.8cm" svg:y1="13.574cm" svg:x2="10.8cm" svg:y2="14.51cm">
          <text:p/>
        </draw:line>
        <draw:custom-shape draw:name="Shape 119" draw:style-name="gr11" draw:text-style-name="P12" draw:layer="layout" svg:width="3.411cm" svg:height="0.765cm" svg:x="22.789cm" svg:y="13.152cm">
          <text:p text:style-name="P7"><text:span text:style-name="T9">Espace dégagé au moins égal à l'aire de l'U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411cm" svg:height="0.592cm" svg:x="22.789cm" svg:y="14.258cm">
          <text:p text:style-name="P7"><text:span text:style-name="T9">Guidage chanfrei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3.589cm" svg:y1="13.489cm" svg:x2="22.789cm" svg:y2="13.489cm">
          <text:p/>
        </draw:line>
        <draw:line draw:style-name="gr5" draw:text-style-name="P6" draw:layer="layout" svg:x1="14cm" svg:y1="14.595cm" svg:x2="22.789cm" svg:y2="14.595cm">
          <text:p/>
        </draw:line>
        <draw:line draw:style-name="gr5" draw:text-style-name="P6" draw:layer="layout" svg:x1="7.8cm" svg:y1="15.276cm" svg:x2="8.519cm" svg:y2="15.276cm">
          <text:p/>
        </draw:line>
        <draw:line draw:style-name="gr6" draw:text-style-name="P6" draw:layer="layout" svg:x1="7.8cm" svg:y1="13.575cm" svg:x2="7.8cm" svg:y2="16.296cm">
          <text:p/>
        </draw:line>
        <draw:line draw:style-name="gr5" draw:text-style-name="P6" draw:layer="layout" svg:x1="10.562cm" svg:y1="15.275cm" svg:x2="11.5cm" svg:y2="15.275cm">
          <text:p/>
        </draw:line>
        <draw:custom-shape draw:name="Shape 119" draw:style-name="gr3" draw:text-style-name="P4" draw:layer="layout" svg:width="2.466cm" svg:height="0.767cm" svg:x="11.535cm" svg:y="15.019cm">
          <text:p text:style-name="P3"><text:span text:style-name="T9">Empêcher la perte du k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411cm" svg:height="0.592cm" svg:x="22.789cm" svg:y="15.109cm">
          <text:p text:style-name="P7"><text:span text:style-name="T9">Système de blocage, maintien par le bra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4cm" svg:y1="15.36cm" svg:x2="22.789cm" svg:y2="15.36cm">
          <text:p/>
        </draw:line>
        <draw:line draw:style-name="gr5" draw:text-style-name="P6" draw:layer="layout" svg:x1="7.8cm" svg:y1="16.296cm" svg:x2="8.519cm" svg:y2="16.296cm">
          <text:p/>
        </draw:line>
        <draw:custom-shape draw:name="Shape 119" draw:style-name="gr11" draw:text-style-name="P12" draw:layer="layout" svg:width="3.411cm" svg:height="0.592cm" svg:x="22.789cm" svg:y="18.421cm">
          <text:p text:style-name="P7"><text:span text:style-name="T9">Préhenseur à doig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99cm" svg:height="0.85cm" svg:x="11.501cm" svg:y="18.336cm">
          <text:p text:style-name="P3"><text:span text:style-name="T9">Saisir facilement le k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562cm" svg:y1="16.38cm" svg:x2="11.5cm" svg:y2="16.38cm">
          <text:p/>
        </draw:line>
        <draw:custom-shape draw:name="Shape 119" draw:style-name="gr3" draw:text-style-name="P4" draw:layer="layout" svg:width="2.299cm" svg:height="1.043cm" svg:x="11.501cm" svg:y="19.357cm">
          <text:p text:style-name="P3"><text:span text:style-name="T9">Déposer le kit à proximité d'un travaill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8cm" svg:y1="19.781cm" svg:x2="11.5cm" svg:y2="19.781cm">
          <text:p/>
        </draw:line>
        <draw:line draw:style-name="gr6" draw:text-style-name="P6" draw:layer="layout" svg:x1="10.8cm" svg:y1="16.381cm" svg:x2="10.8cm" svg:y2="19.781cm">
          <text:p/>
        </draw:line>
        <draw:custom-shape draw:name="Shape 119" draw:style-name="gr3" draw:text-style-name="P4" draw:layer="layout" svg:width="2.299cm" svg:height="0.85cm" svg:x="11.501cm" svg:y="15.956cm">
          <text:p text:style-name="P3"><text:span text:style-name="T9">Trouver le kit à une position répé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99cm" svg:height="0.851cm" svg:x="11.501cm" svg:y="17.317cm">
          <text:p text:style-name="P3"><text:span text:style-name="T9">Voir le kit pendant la tâche de sais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2" draw:text-style-name="P17" draw:layer="layout" svg:width="0.799cm" svg:height="0.511cm" svg:x="12.101cm" svg:y="16.806cm">
          <text:p text:style-name="P3"><text:span text:style-name="T15">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6" draw:layer="layout" svg:x1="10.8cm" svg:y1="17.656cm" svg:x2="11.5cm" svg:y2="17.656cm">
          <text:p/>
        </draw:line>
        <draw:line draw:style-name="gr6" draw:text-style-name="P6" draw:layer="layout" svg:x1="18.8cm" svg:y1="14.596cm" svg:x2="18.8cm" svg:y2="16.295cm">
          <text:p/>
        </draw:line>
        <draw:line draw:style-name="gr6" draw:text-style-name="P6" draw:layer="layout" svg:x1="13.8cm" svg:y1="16.295cm" svg:x2="18.8cm" svg:y2="16.295cm">
          <text:p/>
        </draw:line>
        <draw:line draw:style-name="gr2" draw:text-style-name="P2" draw:layer="layout" svg:x1="22.2cm" svg:y1="17.741cm" svg:x2="22.2cm" svg:y2="0cm">
          <text:p/>
        </draw:line>
        <draw:line draw:style-name="gr2" draw:text-style-name="P6" draw:layer="layout" svg:x1="13.8cm" svg:y1="17.741cm" svg:x2="22.2cm" svg:y2="17.741cm">
          <text:p/>
        </draw:line>
        <draw:line draw:style-name="gr5" draw:text-style-name="P6" draw:layer="layout" svg:x1="13.8cm" svg:y1="18.761cm" svg:x2="22.789cm" svg:y2="18.761cm">
          <text:p/>
        </draw:line>
        <draw:custom-shape draw:name="Shape 119" draw:style-name="gr11" draw:text-style-name="P12" draw:layer="layout" svg:width="3.411cm" svg:height="0.592cm" svg:x="22.789cm" svg:y="19.342cm">
          <text:p text:style-name="P7"><text:span text:style-name="T9">Portée du b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3" draw:text-style-name="P18" draw:layer="layout" svg:width="3.411cm" svg:height="0.792cm" svg:x="22.789cm" svg:y="20.108cm">
          <text:p text:style-name="P7"><text:span text:style-name="T9">Bras manipulateur à 6 degrés de liber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3.8cm" svg:y1="19.696cm" svg:x2="22.789cm" svg:y2="19.696cm">
          <text:p/>
        </draw:line>
        <draw:line draw:style-name="gr5" draw:text-style-name="P6" draw:layer="layout" svg:x1="21.2cm" svg:y1="20.462cm" svg:x2="22.789cm" svg:y2="20.462cm">
          <text:p/>
        </draw:line>
        <draw:line draw:style-name="gr6" draw:text-style-name="P6" draw:layer="layout" svg:x1="21.2cm" svg:y1="19.696cm" svg:x2="21.2cm" svg:y2="20.461cm">
          <text:p/>
        </draw:line>
        <draw:custom-shape draw:name="Shape 119" draw:style-name="gr44" draw:text-style-name="P15" draw:layer="layout" svg:width="0.904cm" svg:height="0.709cm" svg:x="5.697cm" svg:y="13.991cm">
          <text:p text:style-name="P3"><text:span text:style-name="T14">FP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5" draw:text-style-name="P19" draw:layer="layout" svg:width="1.303cm" svg:height="0.709cm" svg:x="8.4cm" svg:y="9.917cm">
          <text:p text:style-name="P3"><text:span text:style-name="T14">FP1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6" draw:text-style-name="P19" draw:layer="layout" svg:width="1.303cm" svg:height="0.709cm" svg:x="8.297cm" svg:y="12.691cm">
          <text:p text:style-name="P3"><text:span text:style-name="T14">FP1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7" draw:text-style-name="P15" draw:layer="layout" svg:width="1.303cm" svg:height="0.709cm" svg:x="11.497cm" svg:y="1.291cm">
          <text:p text:style-name="P3"><text:span text:style-name="T14">FP11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8" draw:text-style-name="P15" draw:layer="layout" svg:width="1.303cm" svg:height="0.709cm" svg:x="11.497cm" svg:y="6.691cm">
          <text:p text:style-name="P3"><text:span text:style-name="T14">FP1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9" draw:text-style-name="P15" draw:layer="layout" svg:width="1.603cm" svg:height="0.709cm" svg:x="14.597cm" svg:y="1.291cm">
          <text:p text:style-name="P3"><text:span text:style-name="T14">FP112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0" draw:text-style-name="P15" draw:layer="layout" svg:width="1.303cm" svg:height="0.709cm" svg:x="17.2cm" svg:y="2.088cm">
          <text:p text:style-name="P3"><text:span text:style-name="T14">FP112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1" draw:text-style-name="P15" draw:layer="layout" svg:width="1.303cm" svg:height="0.709cm" svg:x="17.297cm" svg:y="3.391cm">
          <text:p text:style-name="P3"><text:span text:style-name="T14">FP112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2" draw:text-style-name="P15" draw:layer="layout" svg:width="1.303cm" svg:height="0.709cm" svg:x="14.497cm" svg:y="4.691cm">
          <text:p text:style-name="P3"><text:span text:style-name="T14">FP112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3" draw:text-style-name="P15" draw:layer="layout" svg:width="1.603cm" svg:height="0.709cm" svg:x="19.097cm" svg:y="1.091cm">
          <text:p text:style-name="P3"><text:span text:style-name="T14">FP1122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4" draw:text-style-name="P15" draw:layer="layout" svg:width="1.603cm" svg:height="0.709cm" svg:x="18.997cm" svg:y="1.991cm">
          <text:p text:style-name="P3"><text:span text:style-name="T14">FP1122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5" draw:text-style-name="P15" draw:layer="layout" svg:width="1.503cm" svg:height="0.709cm" svg:x="17.497cm" svg:y="4.592cm">
          <text:p text:style-name="P3"><text:span text:style-name="T14">FP1122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6" draw:text-style-name="P15" draw:layer="layout" svg:width="1.503cm" svg:height="0.709cm" svg:x="17.497cm" svg:y="5.492cm">
          <text:p text:style-name="P3"><text:span text:style-name="T14">FP1122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7" draw:text-style-name="P15" draw:layer="layout" svg:width="1.303cm" svg:height="0.709cm" svg:x="14.697cm" svg:y="6.491cm">
          <text:p text:style-name="P3"><text:span text:style-name="T14">FP112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8" draw:text-style-name="P15" draw:layer="layout" svg:width="1.303cm" svg:height="0.709cm" svg:x="14.697cm" svg:y="7.491cm">
          <text:p text:style-name="P3"><text:span text:style-name="T14">FP112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9" draw:text-style-name="P15" draw:layer="layout" svg:width="1.303cm" svg:height="0.709cm" svg:x="14.697cm" svg:y="8.591cm">
          <text:p text:style-name="P3"><text:span text:style-name="T14">FP112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0" draw:text-style-name="P15" draw:layer="layout" svg:width="1.603cm" svg:height="0.709cm" svg:x="17.797cm" svg:y="7.691cm">
          <text:p text:style-name="P3"><text:span text:style-name="T14">FP1123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1" draw:text-style-name="P19" draw:layer="layout" svg:width="1.303cm" svg:height="0.709cm" svg:x="14cm" svg:y="9.317cm">
          <text:p text:style-name="P3"><text:span text:style-name="T14">FP11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2" draw:text-style-name="P19" draw:layer="layout" svg:width="1.303cm" svg:height="0.709cm" svg:x="14.8cm" svg:y="10.318cm">
          <text:p text:style-name="P3"><text:span text:style-name="T14">FP11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3" draw:text-style-name="P19" draw:layer="layout" svg:width="1.303cm" svg:height="0.709cm" svg:x="15.2cm" svg:y="11.218cm">
          <text:p text:style-name="P3"><text:span text:style-name="T14">FP11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4" draw:text-style-name="P19" draw:layer="layout" svg:width="1.303cm" svg:height="0.709cm" svg:x="11.397cm" svg:y="12.691cm">
          <text:p text:style-name="P3"><text:span text:style-name="T14">FP11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5" draw:text-style-name="P15" draw:layer="layout" svg:width="1.002cm" svg:height="0.709cm" svg:x="8.998cm" svg:y="13.991cm">
          <text:p text:style-name="P3"><text:span text:style-name="T14">FP1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6" draw:text-style-name="P15" draw:layer="layout" svg:width="1.002cm" svg:height="0.709cm" svg:x="8.999cm" svg:y="15.491cm">
          <text:p text:style-name="P3"><text:span text:style-name="T14">FP1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7" draw:text-style-name="P15" draw:layer="layout" svg:width="1.002cm" svg:height="0.709cm" svg:x="8.999cm" svg:y="16.491cm">
          <text:p text:style-name="P3"><text:span text:style-name="T14">FP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8" draw:text-style-name="P15" draw:layer="layout" svg:width="1.201cm" svg:height="0.709cm" svg:x="13.599cm" svg:y="13.391cm">
          <text:p text:style-name="P3"><text:span text:style-name="T14">FP12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69" draw:text-style-name="P15" draw:layer="layout" svg:width="1.401cm" svg:height="0.709cm" svg:x="13.999cm" svg:y="14.391cm">
          <text:p text:style-name="P3"><text:span text:style-name="T14">FP12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0" draw:text-style-name="P15" draw:layer="layout" svg:width="1.401cm" svg:height="0.709cm" svg:x="13.999cm" svg:y="15.192cm">
          <text:p text:style-name="P3"><text:span text:style-name="T14">FP12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1" draw:text-style-name="P15" draw:layer="layout" svg:width="1.401cm" svg:height="0.709cm" svg:x="13.799cm" svg:y="16.192cm">
          <text:p text:style-name="P3"><text:span text:style-name="T14">FP123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2" draw:text-style-name="P15" draw:layer="layout" svg:width="1.401cm" svg:height="0.709cm" svg:x="13.799cm" svg:y="17.592cm">
          <text:p text:style-name="P3"><text:span text:style-name="T14">FP123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3" draw:text-style-name="P15" draw:layer="layout" svg:width="1.201cm" svg:height="0.709cm" svg:x="13.799cm" svg:y="18.592cm">
          <text:p text:style-name="P3"><text:span text:style-name="T14">FP12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4" draw:text-style-name="P15" draw:layer="layout" svg:width="1.201cm" svg:height="0.709cm" svg:x="13.799cm" svg:y="19.592cm">
          <text:p text:style-name="P3"><text:span text:style-name="T14">FP12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0.8cm" svg:y1="18.811cm" svg:x2="11.519cm" svg:y2="18.811cm">
          <text:p/>
        </draw:line>
        <draw:custom-shape draw:name="Shape 119" draw:style-name="gr11" draw:text-style-name="P12" draw:layer="layout" svg:width="3.411cm" svg:height="0.89cm" svg:x="22.789cm" svg:y="12.01cm">
          <text:p text:style-name="P7"><text:span text:style-name="T9">Touche « marquage travailleurs » sur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0.8cm" svg:y1="12.469cm" svg:x2="22.789cm" svg:y2="12.454cm">
          <text:p/>
        </draw:line>
        <draw:line draw:style-name="gr5" draw:text-style-name="P6" draw:layer="layout" svg:x1="13.4cm" svg:y1="2.928cm" svg:x2="14.047cm" svg:y2="2.928cm">
          <text:p/>
        </draw:line>
        <draw:custom-shape draw:name="Shape 119" draw:style-name="gr3" draw:text-style-name="P4" draw:layer="layout" svg:width="3.299cm" svg:height="0.404cm" svg:x="14.101cm" svg:y="2.797cm">
          <text:p text:style-name="P3"><text:span text:style-name="T9">...par rapport à l'orig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5" draw:text-style-name="P15" draw:layer="layout" svg:width="1.303cm" svg:height="0.709cm" svg:x="17.3cm" svg:y="3cm">
          <text:p text:style-name="P3"><text:span text:style-name="T14">FP112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3" draw:text-style-name="P18" draw:layer="layout" svg:width="3.011cm" svg:height="0.467cm" svg:x="23.007cm" svg:y="2.751cm">
          <text:p text:style-name="P7"><text:span text:style-name="T9">Accéléromè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7.4cm" svg:y1="3cm" svg:x2="23.007cm" svg:y2="3cm">
          <text:p/>
        </draw:line>
        <draw:custom-shape draw:name="Shape 119" draw:style-name="gr3" draw:text-style-name="P8" draw:layer="layout" svg:width="3.011cm" svg:height="0.681cm" svg:x="28.036cm" svg:y="2.617cm">
          <text:p text:style-name="P7"><text:span text:style-name="T9">Dispositif de recal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6.054cm" svg:y1="2.958cm" svg:x2="28.036cm" svg:y2="2.958cm">
          <text:p/>
        </draw:line>
        <draw:line draw:style-name="gr6" draw:text-style-name="P2" draw:layer="layout" svg:x1="31.047cm" svg:y1="3cm" svg:x2="31.4cm" svg:y2="3cm">
          <text:p/>
        </draw:line>
        <draw:line draw:style-name="gr6" draw:text-style-name="P2" draw:layer="layout" svg:x1="31.4cm" svg:y1="3cm" svg:x2="31.4cm" svg:y2="5.2cm">
          <text:p/>
        </draw:line>
        <draw:line draw:style-name="gr5" draw:text-style-name="P6" draw:layer="layout" svg:x1="31.4cm" svg:y1="5.2cm" svg:x2="26.018cm" svg:y2="5.15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name="Shape 119" draw:style-name="gr3" draw:text-style-name="P4" draw:layer="layout" svg:width="2.265cm" svg:height="0.808cm" svg:x="0.6cm" svg:y="2.035cm">
          <text:p text:style-name="P3"><text:span text:style-name="T9">Sécuriser le sec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6" draw:text-style-name="P20" draw:layer="layout" svg:width="10.191cm" svg:height="0.665cm" svg:x="1.409cm" svg:y="0.467cm">
          <text:p text:style-name="P3"><text:span text:style-name="T16">FP2 : </text:span><text:span text:style-name="T17">Sécuriser le sec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65cm" svg:height="1.145cm" svg:x="7.047cm" svg:y="5.455cm">
          <text:p text:style-name="P3"><text:span text:style-name="T9">Placer un marqueur sur la c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65cm" svg:height="0.998cm" svg:x="3.835cm" svg:y="1.888cm">
          <text:p text:style-name="P3"><text:span text:style-name="T9">Inspecter les tuy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65cm" svg:height="0.945cm" svg:x="3.835cm" svg:y="5.455cm">
          <text:p text:style-name="P3"><text:span text:style-name="T9">Notifier les analy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65cm" svg:height="0.998cm" svg:x="3.835cm" svg:y="11.619cm">
          <text:p text:style-name="P3"><text:span text:style-name="T9">Contenir les fui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515cm" svg:height="1.158cm" svg:x="7.085cm" svg:y="4.1cm">
          <text:p text:style-name="P3"><text:span text:style-name="T9">Détecter un marqueur sur le tuy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65cm" svg:height="1cm" svg:x="7.085cm" svg:y="11.6cm">
          <text:p text:style-name="P3"><text:span text:style-name="T9">Trouver la bonne van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16cm" svg:height="1.174cm" draw:transform="skewX (0.0212930168743308) translate (9.999cm 11.6cm)">
          <text:p text:style-name="P3"><text:span text:style-name="T9">Établir une recherche coordonn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65cm" svg:height="0.855cm" svg:x="7.035cm" svg:y="1.945cm">
          <text:p text:style-name="P3"><text:span text:style-name="T9">Détecter les tuy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399cm" svg:height="1.002cm" svg:x="7.101cm" svg:y="6.8cm">
          <text:p text:style-name="P3"><text:span text:style-name="T9">Indiquer l'accessibilité d'une ouver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51cm" svg:height="0.899cm" svg:x="7.14cm" svg:y="9.253cm">
          <text:p text:style-name="P3"><text:span text:style-name="T9">fournir un chemin sû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.865cm" svg:y1="2.4cm" svg:x2="3.803cm" svg:y2="2.4cm">
          <text:p/>
        </draw:line>
        <draw:line draw:style-name="gr5" draw:text-style-name="P6" draw:layer="layout" svg:x1="6.065cm" svg:y1="2.401cm" svg:x2="7.003cm" svg:y2="2.401cm">
          <text:p/>
        </draw:line>
        <draw:custom-shape draw:name="Shape 119" draw:style-name="gr77" draw:text-style-name="P4" draw:layer="layout" svg:width="1.965cm" svg:height="0.855cm" svg:x="9.935cm" svg:y="1.945cm">
          <text:p text:style-name="P3"><text:span text:style-name="T9">Voir FP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8.965cm" svg:y1="2.402cm" svg:x2="9.903cm" svg:y2="2.402cm">
          <text:p/>
        </draw:line>
        <draw:custom-shape draw:name="Shape 119" draw:style-name="gr3" draw:text-style-name="P4" draw:layer="layout" svg:width="1.951cm" svg:height="0.899cm" svg:x="9.94cm" svg:y="3.053cm">
          <text:p text:style-name="P3"><text:span text:style-name="T9">Distinguer le jau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9.2cm" svg:y1="3.502cm" svg:x2="9.903cm" svg:y2="3.502cm">
          <text:p/>
        </draw:line>
        <draw:line draw:style-name="gr6" draw:text-style-name="P2" draw:layer="layout" svg:x1="9.2cm" svg:y1="2.402cm" svg:x2="9.2cm" svg:y2="3.502cm">
          <text:p/>
        </draw:line>
        <draw:custom-shape draw:name="Shape 119" draw:style-name="gr11" draw:text-style-name="P12" draw:layer="layout" svg:width="3.011cm" svg:height="1.02cm" svg:x="22.989cm" svg:y="3.004cm">
          <text:p text:style-name="P7"><text:span text:style-name="T9">Caméra couleur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1.865cm" svg:y1="3.503cm" svg:x2="22.989cm" svg:y2="3.503cm">
          <text:p/>
        </draw:line>
        <draw:line draw:style-name="gr5" draw:text-style-name="P6" draw:layer="layout" svg:x1="6.4cm" svg:y1="4.677cm" svg:x2="7.103cm" svg:y2="4.677cm">
          <text:p/>
        </draw:line>
        <draw:line draw:style-name="gr6" draw:text-style-name="P2" draw:layer="layout" svg:x1="6.4cm" svg:y1="2.401cm" svg:x2="6.4cm" svg:y2="4.677cm">
          <text:p/>
        </draw:line>
        <draw:custom-shape draw:name="Shape 119" draw:style-name="gr11" draw:text-style-name="P12" draw:layer="layout" svg:width="3.011cm" svg:height="1.02cm" svg:x="23.007cm" svg:y="4.205cm">
          <text:p text:style-name="P7"><text:span text:style-name="T9">Précision caméra (éviter niveaux de gr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9.6cm" svg:y1="4.7cm" svg:x2="23.007cm" svg:y2="4.704cm">
          <text:p/>
        </draw:line>
        <draw:line draw:style-name="gr5" draw:text-style-name="P6" draw:layer="layout" svg:x1="3.1cm" svg:y1="5.877cm" svg:x2="3.803cm" svg:y2="5.877cm">
          <text:p/>
        </draw:line>
        <draw:line draw:style-name="gr6" draw:text-style-name="P2" draw:layer="layout" svg:x1="3.1cm" svg:y1="2.4cm" svg:x2="3cm" svg:y2="12.077cm">
          <text:p/>
        </draw:line>
        <draw:line draw:style-name="gr5" draw:text-style-name="P6" draw:layer="layout" svg:x1="6.065cm" svg:y1="5.902cm" svg:x2="7.003cm" svg:y2="5.902cm">
          <text:p/>
        </draw:line>
        <draw:custom-shape draw:name="Shape 119" draw:style-name="gr11" draw:text-style-name="P12" draw:layer="layout" svg:width="3.411cm" svg:height="1.289cm" svg:x="22.807cm" svg:y="5.411cm">
          <text:p text:style-name="P7"><text:span text:style-name="T9">Touche « marquage » pour <text:s/>fuite, ouverture, dégât, débris... sur interface dépor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9.312cm" svg:y1="6cm" svg:x2="22.807cm" svg:y2="6cm">
          <text:p/>
        </draw:line>
        <draw:line draw:style-name="gr5" draw:text-style-name="P6" draw:layer="layout" svg:x1="6.4cm" svg:y1="7.277cm" svg:x2="7.103cm" svg:y2="7.277cm">
          <text:p/>
        </draw:line>
        <draw:line draw:style-name="gr5" draw:text-style-name="P6" draw:layer="layout" svg:x1="6.4cm" svg:y1="9.577cm" svg:x2="7.103cm" svg:y2="9.577cm">
          <text:p/>
        </draw:line>
        <draw:line draw:style-name="gr6" draw:text-style-name="P2" draw:layer="layout" svg:x1="6.4cm" svg:y1="5.901cm" svg:x2="6.4cm" svg:y2="9.577cm">
          <text:p/>
        </draw:line>
        <draw:custom-shape draw:name="Shape 119" draw:style-name="gr3" draw:text-style-name="P4" draw:layer="layout" svg:width="2.16cm" svg:height="0.899cm" svg:x="10.44cm" svg:y="6.853cm">
          <text:p text:style-name="P3"><text:span text:style-name="T9">Reconnaître une ouver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51cm" svg:height="0.899cm" svg:x="10.44cm" svg:y="8.053cm">
          <text:p text:style-name="P3"><text:span text:style-name="T9">Détecter un obsta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7" draw:text-style-name="P4" draw:layer="layout" svg:width="1.965cm" svg:height="0.855cm" svg:x="13.553cm" svg:y="6.845cm">
          <text:p text:style-name="P3"><text:span text:style-name="T9">Voir FP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583cm" svg:y1="7.302cm" svg:x2="13.521cm" svg:y2="7.302cm">
          <text:p/>
        </draw:line>
        <draw:custom-shape draw:name="Shape 119" draw:style-name="gr11" draw:text-style-name="P12" draw:layer="layout" svg:width="3.411cm" svg:height="0.89cm" svg:x="22.807cm" svg:y="7.912cm">
          <text:p text:style-name="P7"><text:span text:style-name="T9">Caméra de profondeur ? 1 ou 2 LIDARs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391cm" svg:y1="8.503cm" svg:x2="22.807cm" svg:y2="8.503cm">
          <text:p/>
        </draw:line>
        <draw:line draw:style-name="gr5" draw:text-style-name="P6" draw:layer="layout" svg:x1="9.483cm" svg:y1="7.303cm" svg:x2="10.421cm" svg:y2="7.303cm">
          <text:p/>
        </draw:line>
        <draw:line draw:style-name="gr5" draw:text-style-name="P6" draw:layer="layout" svg:x1="9.7cm" svg:y1="8.377cm" svg:x2="10.403cm" svg:y2="8.377cm">
          <text:p/>
        </draw:line>
        <draw:line draw:style-name="gr6" draw:text-style-name="P2" draw:layer="layout" svg:x1="9.7cm" svg:y1="7.277cm" svg:x2="9.7cm" svg:y2="8.377cm">
          <text:p/>
        </draw:line>
        <draw:line draw:style-name="gr5" draw:text-style-name="P6" draw:layer="layout" svg:x1="11.991cm" svg:y1="9.6cm" svg:x2="22.989cm" svg:y2="9.6cm">
          <text:p/>
        </draw:line>
        <draw:custom-shape draw:name="Shape 119" draw:style-name="gr3" draw:text-style-name="P4" draw:layer="layout" svg:width="1.951cm" svg:height="0.899cm" svg:x="10.04cm" svg:y="9.253cm">
          <text:p text:style-name="P3"><text:span text:style-name="T9">Calculer un chemin sû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9.083cm" svg:y1="9.616cm" svg:x2="10.021cm" svg:y2="9.616cm">
          <text:p/>
        </draw:line>
        <draw:line draw:style-name="gr5" draw:text-style-name="P6" draw:layer="layout" svg:x1="9.3cm" svg:y1="10.79cm" svg:x2="10.003cm" svg:y2="10.79cm">
          <text:p/>
        </draw:line>
        <draw:line draw:style-name="gr6" draw:text-style-name="P2" draw:layer="layout" svg:x1="9.3cm" svg:y1="9.616cm" svg:x2="9.3cm" svg:y2="10.79cm">
          <text:p/>
        </draw:line>
        <draw:custom-shape draw:name="Shape 119" draw:style-name="gr3" draw:text-style-name="P4" draw:layer="layout" svg:width="2.36cm" svg:height="0.899cm" svg:x="10.04cm" svg:y="10.353cm">
          <text:p text:style-name="P3"><text:span text:style-name="T9">Notifier le(s) chemin(s) sûr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1.064cm" svg:x="22.989cm" svg:y="9.054cm">
          <text:p text:style-name="P7"><text:span text:style-name="T9">Algorithme de pathfinding (Dijkstra, A(D)*…)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4cm" svg:y1="10.801cm" svg:x2="23.007cm" svg:y2="10.801cm">
          <text:p/>
        </draw:line>
        <draw:custom-shape draw:name="Shape 119" draw:style-name="gr11" draw:text-style-name="P12" draw:layer="layout" svg:width="3.011cm" svg:height="1.064cm" svg:x="23.007cm" svg:y="10.255cm">
          <text:p text:style-name="P7"><text:span text:style-name="T9">Interface graphique (carte collaborativ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3cm" svg:y1="12.077cm" svg:x2="3.803cm" svg:y2="12.077cm">
          <text:p/>
        </draw:line>
        <draw:custom-shape draw:name="Shape 119" draw:style-name="gr3" draw:text-style-name="P4" draw:layer="layout" svg:width="1.964cm" svg:height="0.899cm" draw:transform="skewX (0.0211184839491314) translate (12.8cm 11.701cm)">
          <text:p text:style-name="P3"><text:span text:style-name="T9">Envoyer un visu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114cm" svg:height="1.098cm" draw:transform="skewX (0.020943951023932) translate (12.801cm 12.802cm)">
          <text:p text:style-name="P3"><text:span text:style-name="T9">Centraliser les informations issues <text:s/>des différents ro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513cm" svg:height="1.174cm" draw:transform="skewX (0.0212930168743308) translate (10cm 14.301cm)">
          <text:p text:style-name="P3"><text:span text:style-name="T9">Corréler avec un plan schématique des canalis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415cm" svg:height="0.798cm" svg:x="9.985cm" svg:y="15.702cm">
          <text:p text:style-name="P3"><text:span text:style-name="T9">Atteindre la salle des mach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7" draw:text-style-name="P4" draw:layer="layout" svg:width="2.165cm" svg:height="0.855cm" svg:x="17.135cm" svg:y="19.145cm">
          <text:p text:style-name="P3"><text:span text:style-name="T9">Voir FP1121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415cm" svg:height="0.798cm" svg:x="13.285cm" svg:y="15.703cm">
          <text:p text:style-name="P3"><text:span text:style-name="T9">Circuler dans le bât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715cm" svg:height="0.798cm" svg:x="13.285cm" svg:y="18.004cm">
          <text:p text:style-name="P3"><text:span text:style-name="T9">Reconnaître la salle des mach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915cm" svg:height="0.798cm" svg:x="13.285cm" svg:y="19.105cm">
          <text:p text:style-name="P3"><text:span text:style-name="T9">Descendre la rampe/ les escal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6.197cm" svg:y1="19.5cm" svg:x2="17.135cm" svg:y2="19.5cm">
          <text:p/>
        </draw:line>
        <draw:custom-shape draw:name="Shape 119" draw:style-name="gr3" draw:text-style-name="P4" draw:layer="layout" svg:width="2.615cm" svg:height="0.798cm" svg:x="17.185cm" svg:y="15.704cm">
          <text:p text:style-name="P3"><text:span text:style-name="T9">Passer les couloirs et por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015cm" svg:height="0.995cm" svg:x="17.185cm" svg:y="16.705cm">
          <text:p text:style-name="P3"><text:span text:style-name="T9">Recevoir des consignes de déplac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7" draw:text-style-name="P4" draw:layer="layout" svg:width="2.165cm" svg:height="0.855cm" svg:x="20.353cm" svg:y="16.845cm">
          <text:p text:style-name="P3"><text:span text:style-name="T9">Voir FP112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9.2cm" svg:y1="17.2cm" svg:x2="20.353cm" svg:y2="17.2cm">
          <text:p/>
        </draw:line>
        <draw:custom-shape draw:name="Shape 119" draw:style-name="gr77" draw:text-style-name="P4" draw:layer="layout" svg:width="2.165cm" svg:height="0.855cm" svg:x="17.417cm" svg:y="11.745cm">
          <text:p text:style-name="P3"><text:span text:style-name="T9">Voir FP11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4.764cm" svg:y1="12.1cm" svg:x2="17.417cm" svg:y2="12.1cm">
          <text:p/>
        </draw:line>
        <draw:line draw:style-name="gr5" draw:text-style-name="P6" draw:layer="layout" svg:x1="6.1cm" svg:y1="12.117cm" svg:x2="7.121cm" svg:y2="12.117cm">
          <text:p/>
        </draw:line>
        <draw:line draw:style-name="gr5" draw:text-style-name="P6" draw:layer="layout" svg:x1="9.083cm" svg:y1="12.117cm" svg:x2="10.021cm" svg:y2="12.117cm">
          <text:p/>
        </draw:line>
        <draw:line draw:style-name="gr5" draw:text-style-name="P6" draw:layer="layout" svg:x1="9.3cm" svg:y1="14.965cm" svg:x2="10.003cm" svg:y2="14.965cm">
          <text:p/>
        </draw:line>
        <draw:line draw:style-name="gr6" draw:text-style-name="P2" draw:layer="layout" svg:x1="9.3cm" svg:y1="12.117cm" svg:x2="9.3cm" svg:y2="21cm">
          <text:p/>
        </draw:line>
        <draw:line draw:style-name="gr5" draw:text-style-name="P6" draw:layer="layout" svg:x1="11.883cm" svg:y1="12.118cm" svg:x2="12.821cm" svg:y2="12.118cm">
          <text:p/>
        </draw:line>
        <draw:line draw:style-name="gr5" draw:text-style-name="P6" draw:layer="layout" svg:x1="9.3cm" svg:y1="16.065cm" svg:x2="10.003cm" svg:y2="16.065cm">
          <text:p/>
        </draw:line>
        <draw:line draw:style-name="gr5" draw:text-style-name="P6" draw:layer="layout" svg:x1="12.1cm" svg:y1="13.265cm" svg:x2="12.803cm" svg:y2="13.265cm">
          <text:p/>
        </draw:line>
        <draw:line draw:style-name="gr6" draw:text-style-name="P2" draw:layer="layout" svg:x1="12.1cm" svg:y1="12.091cm" svg:x2="12.1cm" svg:y2="13.265cm">
          <text:p/>
        </draw:line>
        <draw:line draw:style-name="gr5" draw:text-style-name="P6" draw:layer="layout" svg:x1="12.383cm" svg:y1="16.119cm" svg:x2="13.321cm" svg:y2="16.119cm">
          <text:p/>
        </draw:line>
        <draw:line draw:style-name="gr5" draw:text-style-name="P6" draw:layer="layout" svg:x1="15.7cm" svg:y1="16.12cm" svg:x2="17.221cm" svg:y2="16.12cm">
          <text:p/>
        </draw:line>
        <draw:line draw:style-name="gr5" draw:text-style-name="P6" draw:layer="layout" svg:x1="16.5cm" svg:y1="17.24cm" svg:x2="17.203cm" svg:y2="17.24cm">
          <text:p/>
        </draw:line>
        <draw:line draw:style-name="gr6" draw:text-style-name="P2" draw:layer="layout" svg:x1="16.5cm" svg:y1="16.12cm" svg:x2="16.5cm" svg:y2="17.24cm">
          <text:p/>
        </draw:line>
        <draw:line draw:style-name="gr6" draw:text-style-name="P2" draw:layer="layout" svg:x1="12.6cm" svg:y1="16.12cm" svg:x2="12.6cm" svg:y2="19.5cm">
          <text:p/>
        </draw:line>
        <draw:line draw:style-name="gr5" draw:text-style-name="P6" draw:layer="layout" svg:x1="12.6cm" svg:y1="18.4cm" svg:x2="13.303cm" svg:y2="18.4cm">
          <text:p/>
        </draw:line>
        <draw:line draw:style-name="gr5" draw:text-style-name="P6" draw:layer="layout" svg:x1="12.6cm" svg:y1="19.5cm" svg:x2="13.303cm" svg:y2="19.5cm">
          <text:p/>
        </draw:line>
        <draw:line draw:style-name="gr6" draw:text-style-name="P2" draw:layer="layout" svg:x1="16cm" svg:y1="18.4cm" svg:x2="16.5cm" svg:y2="18.4cm">
          <text:p/>
        </draw:line>
        <draw:line draw:style-name="gr6" draw:text-style-name="P2" draw:layer="layout" svg:x1="16.5cm" svg:y1="20.4cm" svg:x2="16.5cm" svg:y2="12.4cm">
          <text:p/>
        </draw:line>
        <draw:line draw:style-name="gr5" draw:text-style-name="P6" draw:layer="layout" svg:x1="16.5cm" svg:y1="12.4cm" svg:x2="17.353cm" svg:y2="12.4cm">
          <text:p/>
        </draw:line>
        <draw:custom-shape draw:name="Shape 119" draw:style-name="gr43" draw:text-style-name="P18" draw:layer="layout" svg:width="3.011cm" svg:height="1.064cm" svg:x="23cm" svg:y="15.536cm">
          <text:p text:style-name="P7"><text:span text:style-name="T9">Encombrement (L&lt;1m, l&lt;70c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9.8cm" svg:y1="16.1cm" svg:x2="23cm" svg:y2="16.1cm">
          <text:p/>
        </draw:line>
        <draw:line draw:style-name="gr6" draw:text-style-name="P2" draw:layer="layout" svg:x1="6.4cm" svg:y1="12.117cm" svg:x2="6.4cm" svg:y2="21cm">
          <text:p/>
        </draw:line>
        <draw:custom-shape draw:name="Shape 119" draw:style-name="gr3" draw:text-style-name="P4" draw:layer="layout" svg:width="1.964cm" svg:height="0.855cm" svg:x="10cm" svg:y="19.9cm">
          <text:p text:style-name="P3"><text:span text:style-name="T9">Reconnaître une van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9.3cm" svg:y1="20.365cm" svg:x2="10.003cm" svg:y2="20.365cm">
          <text:p/>
        </draw:line>
        <draw:line draw:style-name="gr6" draw:text-style-name="P2" draw:layer="layout" svg:x1="11.964cm" svg:y1="20.4cm" svg:x2="16.5cm" svg:y2="20.4cm">
          <text:p/>
        </draw:line>
        <draw:custom-shape draw:name="Shape 119" draw:style-name="gr78" draw:text-style-name="P9" draw:layer="layout" svg:width="2.8cm" svg:height="1.133cm" svg:x="23cm" svg:y="1.267cm">
          <text:p text:style-name="P3"><text:span text:style-name="T11">Solu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line draw:style-name="gr6" draw:text-style-name="P2" draw:layer="layout" svg:x1="6.2cm" svg:y1="0cm" svg:x2="6.2cm" svg:y2="2cm">
          <text:p/>
        </draw:line>
        <draw:custom-shape draw:name="Shape 119" draw:style-name="gr3" draw:text-style-name="P4" draw:layer="layout" svg:width="1.964cm" svg:height="0.854cm" svg:x="7.236cm" svg:y="1.6cm">
          <text:p text:style-name="P3"><text:span text:style-name="T9">Fermer une van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6.2cm" svg:y1="2cm" svg:x2="7.2cm" svg:y2="2cm">
          <text:p/>
        </draw:line>
        <draw:custom-shape draw:name="Shape 119" draw:style-name="gr3" draw:text-style-name="P4" draw:layer="layout" svg:width="2.415cm" svg:height="0.801cm" svg:x="10.185cm" svg:y="0.399cm">
          <text:p text:style-name="P3"><text:span text:style-name="T9">Éviter les blagues de c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9.3cm" svg:y1="0.764cm" svg:x2="10.203cm" svg:y2="0.764cm">
          <text:p/>
        </draw:line>
        <draw:custom-shape draw:name="Shape 119" draw:style-name="gr11" draw:text-style-name="P12" draw:layer="layout" svg:width="3.011cm" svg:height="1.064cm" svg:x="23.218cm" svg:y="0.136cm">
          <text:p text:style-name="P7"><text:span text:style-name="T9">Skip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6cm" svg:y1="0.699cm" svg:x2="23.218cm" svg:y2="0.7cm">
          <text:p/>
        </draw:line>
        <draw:line draw:style-name="gr6" draw:text-style-name="P2" draw:layer="layout" svg:x1="9.3cm" svg:y1="0cm" svg:x2="9.3cm" svg:y2="0.764cm">
          <text:p/>
        </draw:line>
        <draw:custom-shape draw:name="Shape 119" draw:style-name="gr3" draw:text-style-name="P4" draw:layer="layout" svg:width="1.964cm" svg:height="0.854cm" svg:x="10.137cm" svg:y="1.601cm">
          <text:p text:style-name="P3"><text:span text:style-name="T9">Atteindre la van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462cm" svg:height="0.998cm" svg:x="10.138cm" svg:y="5.002cm">
          <text:p text:style-name="P3"><text:span text:style-name="T9">Garder un visuel pendant la manœu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62cm" svg:height="0.854cm" svg:x="10.138cm" svg:y="6.202cm">
          <text:p text:style-name="P3"><text:span text:style-name="T9">Serrer une vanne papill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262cm" svg:height="0.854cm" svg:x="10.138cm" svg:y="7.202cm">
          <text:p text:style-name="P3"><text:span text:style-name="T9">Tourner une vanne papill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662cm" svg:height="0.854cm" svg:x="10.138cm" svg:y="9.502cm">
          <text:p text:style-name="P3"><text:span text:style-name="T9">Tourner une vanne quart de to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663cm" svg:x="23.218cm" svg:y="6.237cm">
          <text:p text:style-name="P7"><text:span text:style-name="T9">Couple ser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663cm" svg:x="23.218cm" svg:y="7.237cm">
          <text:p text:style-name="P7"><text:span text:style-name="T9">Couple poig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663cm" svg:x="23.218cm" svg:y="9.537cm">
          <text:p text:style-name="P7"><text:span text:style-name="T9">Effort en bout de b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3" draw:text-style-name="P18" draw:layer="layout" svg:width="3.011cm" svg:height="0.663cm" svg:x="23.218cm" svg:y="1.637cm">
          <text:p text:style-name="P7"><text:span text:style-name="T9">Espace utile du b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7" draw:text-style-name="P4" draw:layer="layout" svg:width="1.965cm" svg:height="0.855cm" svg:x="13.571cm" svg:y="5.045cm">
          <text:p text:style-name="P3"><text:span text:style-name="T9">Voir FP11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601cm" svg:y1="5.502cm" svg:x2="13.539cm" svg:y2="5.502cm">
          <text:p/>
        </draw:line>
        <draw:custom-shape draw:name="Shape 119" draw:style-name="gr3" draw:text-style-name="P4" draw:layer="layout" svg:width="2.262cm" svg:height="0.854cm" svg:x="10.139cm" svg:y="10.603cm">
          <text:p text:style-name="P3"><text:span text:style-name="T9">Détecter une fin de cou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663cm" svg:x="23.218cm" svg:y="10.737cm">
          <text:p text:style-name="P7"><text:span text:style-name="T9">Capteur d'eff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9.2cm" svg:y1="1.964cm" svg:x2="10.103cm" svg:y2="1.964cm">
          <text:p/>
        </draw:line>
        <draw:line draw:style-name="gr5" draw:text-style-name="P6" draw:layer="layout" svg:x1="9.4cm" svg:y1="5.564cm" svg:x2="10.103cm" svg:y2="5.564cm">
          <text:p/>
        </draw:line>
        <draw:line draw:style-name="gr5" draw:text-style-name="P6" draw:layer="layout" svg:x1="9.4cm" svg:y1="6.664cm" svg:x2="10.103cm" svg:y2="6.664cm">
          <text:p/>
        </draw:line>
        <draw:line draw:style-name="gr5" draw:text-style-name="P6" draw:layer="layout" svg:x1="9.4cm" svg:y1="7.664cm" svg:x2="10.103cm" svg:y2="7.664cm">
          <text:p/>
        </draw:line>
        <draw:line draw:style-name="gr5" draw:text-style-name="P6" draw:layer="layout" svg:x1="9.4cm" svg:y1="9.864cm" svg:x2="10.103cm" svg:y2="9.864cm">
          <text:p/>
        </draw:line>
        <draw:line draw:style-name="gr5" draw:text-style-name="P6" draw:layer="layout" svg:x1="9.4cm" svg:y1="10.964cm" svg:x2="10.103cm" svg:y2="10.964cm">
          <text:p/>
        </draw:line>
        <draw:custom-shape draw:name="Shape 119" draw:style-name="gr43" draw:text-style-name="P18" draw:layer="layout" svg:width="3.011cm" svg:height="0.663cm" svg:x="23.218cm" svg:y="2.637cm">
          <text:p text:style-name="P7"><text:span text:style-name="T9">Bras manipulateur</text:span></text:p>
          <text:p text:style-name="P7"><text:span text:style-name="T9">6 a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462cm" svg:height="0.854cm" svg:x="13.038cm" svg:y="1.602cm">
          <text:p text:style-name="P3"><text:span text:style-name="T9">S'approcher sans collis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662cm" svg:height="0.854cm" svg:x="13.038cm" svg:y="2.602cm">
          <text:p text:style-name="P3"><text:span text:style-name="T9">Être insensible à la position du 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662cm" svg:height="0.854cm" svg:x="13.039cm" svg:y="3.603cm">
          <text:p text:style-name="P3"><text:span text:style-name="T9">Effectuer la bonne trajecto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3" draw:text-style-name="P18" draw:layer="layout" svg:width="3.011cm" svg:height="0.663cm" svg:x="23.218cm" svg:y="3.637cm">
          <text:p text:style-name="P7"><text:span text:style-name="T9">Contrôle déporté de l'extrémité du b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663cm" svg:x="23.218cm" svg:y="8.337cm">
          <text:p text:style-name="P7"><text:span text:style-name="T9">Forme du préhen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5.5cm" svg:y1="2cm" svg:x2="23.218cm" svg:y2="2.001cm">
          <text:p/>
        </draw:line>
        <draw:line draw:style-name="gr5" draw:text-style-name="P6" draw:layer="layout" svg:x1="15.7cm" svg:y1="3.002cm" svg:x2="23.218cm" svg:y2="3.002cm">
          <text:p/>
        </draw:line>
        <draw:custom-shape draw:name="Shape 119" draw:style-name="gr3" draw:text-style-name="P8" draw:layer="layout" svg:width="3.011cm" svg:height="0.681cm" svg:x="28.236cm" svg:y="3.617cm">
          <text:p text:style-name="P7"><text:span text:style-name="T9">Gérer les singular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26.254cm" svg:y1="3.958cm" svg:x2="28.236cm" svg:y2="3.958cm">
          <text:p/>
        </draw:line>
        <draw:custom-shape draw:name="Shape 119" draw:style-name="gr3" draw:text-style-name="P8" draw:layer="layout" svg:width="3.011cm" svg:height="0.991cm" svg:x="31.925cm" svg:y="3.5cm">
          <text:p text:style-name="P7"><text:span text:style-name="T9">Contrôle individuel des articulations pos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31.247cm" svg:y1="3.957cm" svg:x2="31.947cm" svg:y2="3.957cm">
          <text:p/>
        </draw:line>
        <draw:line draw:style-name="gr5" draw:text-style-name="P6" draw:layer="layout" svg:x1="15.701cm" svg:y1="4.002cm" svg:x2="23.218cm" svg:y2="4.002cm">
          <text:p/>
        </draw:line>
        <draw:line draw:style-name="gr6" draw:text-style-name="P2" draw:layer="layout" svg:x1="9.4cm" svg:y1="2cm" svg:x2="9.4cm" svg:y2="10.964cm">
          <text:p/>
        </draw:line>
        <draw:line draw:style-name="gr5" draw:text-style-name="P6" draw:layer="layout" svg:x1="12.4cm" svg:y1="6.6cm" svg:x2="23.218cm" svg:y2="6.602cm">
          <text:p/>
        </draw:line>
        <draw:line draw:style-name="gr5" draw:text-style-name="P6" draw:layer="layout" svg:x1="15.601cm" svg:y1="8.7cm" svg:x2="23.218cm" svg:y2="8.703cm">
          <text:p/>
        </draw:line>
        <draw:line draw:style-name="gr5" draw:text-style-name="P6" draw:layer="layout" svg:x1="12.8cm" svg:y1="9.904cm" svg:x2="23.218cm" svg:y2="9.904cm">
          <text:p/>
        </draw:line>
        <draw:line draw:style-name="gr5" draw:text-style-name="P6" draw:layer="layout" svg:x1="12.4cm" svg:y1="11.102cm" svg:x2="23.218cm" svg:y2="11.104cm">
          <text:p/>
        </draw:line>
        <draw:line draw:style-name="gr5" draw:text-style-name="P6" draw:layer="layout" svg:x1="15.6cm" svg:y1="7.6cm" svg:x2="23.218cm" svg:y2="7.6cm">
          <text:p/>
        </draw:line>
        <draw:custom-shape draw:name="Shape 119" draw:style-name="gr3" draw:text-style-name="P4" draw:layer="layout" svg:width="2.262cm" svg:height="0.854cm" svg:x="13.338cm" svg:y="7.2cm">
          <text:p text:style-name="P3"><text:span text:style-name="T9">Vaincre le couple rési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401cm" svg:y1="7.603cm" svg:x2="13.339cm" svg:y2="7.603cm">
          <text:p/>
        </draw:line>
        <draw:custom-shape draw:name="Shape 119" draw:style-name="gr3" draw:text-style-name="P4" draw:layer="layout" svg:width="2.262cm" svg:height="0.854cm" svg:x="13.339cm" svg:y="8.301cm">
          <text:p text:style-name="P3"><text:span text:style-name="T9">Éviter les gliss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6cm" svg:y1="8.704cm" svg:x2="13.339cm" svg:y2="8.704cm">
          <text:p/>
        </draw:line>
        <draw:line draw:style-name="gr6" draw:text-style-name="P2" draw:layer="layout" svg:x1="12.6cm" svg:y1="7.603cm" svg:x2="12.6cm" svg:y2="8.704cm">
          <text:p/>
        </draw:line>
        <draw:custom-shape draw:name="Shape 119" draw:style-name="gr79" draw:text-style-name="P20" draw:layer="layout" svg:width="11.991cm" svg:height="0.665cm" svg:x="0.409cm" svg:y="12.2cm">
          <text:p text:style-name="P3"><text:span text:style-name="T16">FC1 : </text:span><text:span text:style-name="T17">Être adapté au déplacement en intéri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2.101cm" svg:y1="2.003cm" svg:x2="13.039cm" svg:y2="2.003cm">
          <text:p/>
        </draw:line>
        <draw:line draw:style-name="gr5" draw:text-style-name="P6" draw:layer="layout" svg:x1="12.3cm" svg:y1="3.079cm" svg:x2="13.039cm" svg:y2="3.079cm">
          <text:p/>
        </draw:line>
        <draw:line draw:style-name="gr6" draw:text-style-name="P2" draw:layer="layout" svg:x1="12.3cm" svg:y1="1.978cm" svg:x2="12.3cm" svg:y2="3.979cm">
          <text:p/>
        </draw:line>
        <draw:line draw:style-name="gr5" draw:text-style-name="P6" draw:layer="layout" svg:x1="12.3cm" svg:y1="3.979cm" svg:x2="13.039cm" svg:y2="3.979cm">
          <text:p/>
        </draw:line>
        <draw:custom-shape draw:name="Shape 119" draw:style-name="gr3" draw:text-style-name="P4" draw:layer="layout" svg:width="3.011cm" svg:height="0.975cm" svg:x="0.589cm" svg:y="13.2cm">
          <text:p text:style-name="P3"><text:span text:style-name="T9">Manœuvrer à proximité des por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3" draw:text-style-name="P18" draw:layer="layout" svg:width="3.011cm" svg:height="0.663cm" svg:x="9.189cm" svg:y="13.337cm">
          <text:p text:style-name="P7"><text:span text:style-name="T9">Largeur &lt; 70 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.5cm" svg:y1="13.7cm" svg:x2="9.189cm" svg:y2="13.7cm">
          <text:p/>
        </draw:line>
        <draw:custom-shape draw:name="Shape 119" draw:style-name="gr43" draw:text-style-name="P18" draw:layer="layout" svg:width="3.011cm" svg:height="1.063cm" svg:x="9.189cm" svg:y="14.337cm">
          <text:p text:style-name="P7"><text:span text:style-name="T9">Contrôle continu et indépendant des cheni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.5cm" svg:y1="14.9cm" svg:x2="9.189cm" svg:y2="14.9cm">
          <text:p/>
        </draw:line>
        <draw:custom-shape draw:name="Shape 119" draw:style-name="gr11" draw:text-style-name="P12" draw:layer="layout" svg:width="3.211cm" svg:height="1.063cm" svg:x="9.189cm" svg:y="15.637cm">
          <text:p text:style-name="P7"><text:span text:style-name="T9">Temps de réaction de la commande &lt; 2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.5cm" svg:y1="16.1cm" svg:x2="9.189cm" svg:y2="16.1cm">
          <text:p/>
        </draw:line>
        <draw:custom-shape draw:name="Shape 119" draw:style-name="gr3" draw:text-style-name="P4" draw:layer="layout" svg:width="3.011cm" svg:height="0.975cm" svg:x="4.489cm" svg:y="13.2cm">
          <text:p text:style-name="P3"><text:span text:style-name="T9">Éviter les coll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975cm" svg:x="4.489cm" svg:y="14.4cm">
          <text:p text:style-name="P3"><text:span text:style-name="T9">Permettre des mouvements f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975cm" svg:x="4.489cm" svg:y="15.7cm">
          <text:p text:style-name="P3"><text:span text:style-name="T9">Réagir rapid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3.6cm" svg:y1="13.664cm" svg:x2="4.503cm" svg:y2="13.664cm">
          <text:p/>
        </draw:line>
        <draw:line draw:style-name="gr5" draw:text-style-name="P6" draw:layer="layout" svg:x1="3.8cm" svg:y1="14.864cm" svg:x2="4.503cm" svg:y2="14.864cm">
          <text:p/>
        </draw:line>
        <draw:line draw:style-name="gr5" draw:text-style-name="P6" draw:layer="layout" svg:x1="3.8cm" svg:y1="16.164cm" svg:x2="4.503cm" svg:y2="16.164cm">
          <text:p/>
        </draw:line>
        <draw:line draw:style-name="gr6" draw:text-style-name="P2" draw:layer="layout" svg:x1="3.8cm" svg:y1="13.664cm" svg:x2="3.8cm" svg:y2="16.16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custom-shape draw:name="Shape 119" draw:style-name="gr3" draw:text-style-name="P4" draw:layer="layout" svg:width="3.011cm" svg:height="0.975cm" svg:x="4.789cm" svg:y="16.825cm">
          <text:p text:style-name="P3"><text:span text:style-name="T9">Arrêter mécaniquement l'ensem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7cm" svg:x="0.4cm" svg:y="12.3cm">
          <text:p text:style-name="P3"><text:span text:style-name="T9">Permettre un arrêt d'urg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80" draw:text-style-name="P20" draw:layer="layout" svg:width="11.991cm" svg:height="0.665cm" svg:x="0.209cm" svg:y="0.735cm">
          <text:p text:style-name="P3"><text:span text:style-name="T16">FC2 : </text:span><text:span text:style-name="T17">Ne pas endommager l'environn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975cm" svg:x="0.8cm" svg:y="2.2cm">
          <text:p text:style-name="P3"><text:span text:style-name="T9">Ne pas endommager l'environn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3.81cm" svg:y1="2.63cm" svg:x2="5.2cm" svg:y2="2.6cm">
          <text:p/>
        </draw:line>
        <draw:custom-shape draw:name="Shape 119" draw:style-name="gr11" draw:text-style-name="P12" draw:layer="layout" svg:width="3.211cm" svg:height="1.063cm" svg:x="9.889cm" svg:y="3.3cm">
          <text:p text:style-name="P7"><text:span text:style-name="T9">Protection des batteries, réservoir d'essence aux nor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8.2cm" svg:y1="3.763cm" svg:x2="9.889cm" svg:y2="3.763cm">
          <text:p/>
        </draw:line>
        <draw:custom-shape draw:name="Shape 119" draw:style-name="gr3" draw:text-style-name="P4" draw:layer="layout" svg:width="3.011cm" svg:height="0.975cm" svg:x="5.189cm" svg:y="3.363cm">
          <text:p text:style-name="P3"><text:span text:style-name="T9">Ne pas relâcher de produit noc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4.4cm" svg:y1="3.827cm" svg:x2="5.203cm" svg:y2="3.827cm">
          <text:p/>
        </draw:line>
        <draw:custom-shape draw:name="Shape 119" draw:style-name="gr3" draw:text-style-name="P4" draw:layer="layout" svg:width="1.611cm" svg:height="0.837cm" svg:x="5.189cm" svg:y="2.163cm">
          <text:p text:style-name="P3"><text:span text:style-name="T9">Être lé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3" draw:text-style-name="P18" draw:layer="layout" svg:width="3.211cm" svg:height="1.063cm" svg:x="9.889cm" svg:y="2.1cm">
          <text:p text:style-name="P7"><text:span text:style-name="T9">Masse &lt; 70 Kg (règlement &lt; 350 K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6.8cm" svg:y1="2.563cm" svg:x2="9.889cm" svg:y2="2.6cm">
          <text:p/>
        </draw:line>
        <draw:custom-shape draw:name="Shape 119" draw:style-name="gr11" draw:text-style-name="P12" draw:layer="layout" svg:width="3.211cm" svg:height="0.7cm" svg:x="9.907cm" svg:y="4.6cm">
          <text:p text:style-name="P7"><text:span text:style-name="T9">Mode de condu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8.218cm" svg:y1="4.963cm" svg:x2="9.907cm" svg:y2="4.963cm">
          <text:p/>
        </draw:line>
        <draw:custom-shape draw:name="Shape 119" draw:style-name="gr3" draw:text-style-name="P4" draw:layer="layout" svg:width="3.011cm" svg:height="0.975cm" svg:x="5.207cm" svg:y="4.563cm">
          <text:p text:style-name="P3"><text:span text:style-name="T9">Éviter tout dégât de 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4.4cm" svg:y1="5.027cm" svg:x2="5.221cm" svg:y2="5.027cm">
          <text:p/>
        </draw:line>
        <draw:line draw:style-name="gr6" draw:text-style-name="P2" draw:layer="layout" svg:x1="4.4cm" svg:y1="2.63cm" svg:x2="4.4cm" svg:y2="5.027cm">
          <text:p/>
        </draw:line>
        <draw:custom-shape draw:name="Shape 119" draw:style-name="gr81" draw:text-style-name="P20" draw:layer="layout" svg:width="11.991cm" svg:height="0.665cm" svg:x="0.2cm" svg:y="6cm">
          <text:p text:style-name="P3"><text:span text:style-name="T16">FC3 : </text:span><text:span text:style-name="T17">Être déplaçable en mode éte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975cm" svg:x="0.8cm" svg:y="7.3cm">
          <text:p text:style-name="P3"><text:span text:style-name="T9">Être déplaçable en mode éte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3.81cm" svg:y1="7.73cm" svg:x2="5.2cm" svg:y2="7.7cm">
          <text:p/>
        </draw:line>
        <draw:custom-shape draw:name="Shape 119" draw:style-name="gr11" draw:text-style-name="P12" draw:layer="layout" svg:width="3.211cm" svg:height="1.063cm" svg:x="9.889cm" svg:y="8.4cm">
          <text:p text:style-name="P7"><text:span text:style-name="T9">Poignets aux extrémités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8.2cm" svg:y1="8.863cm" svg:x2="9.889cm" svg:y2="8.863cm">
          <text:p/>
        </draw:line>
        <draw:custom-shape draw:name="Shape 119" draw:style-name="gr3" draw:text-style-name="P4" draw:layer="layout" svg:width="3.011cm" svg:height="0.975cm" svg:x="5.189cm" svg:y="8.463cm">
          <text:p text:style-name="P3"><text:span text:style-name="T9">Fournir des prises pour être soulev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4.4cm" svg:y1="8.927cm" svg:x2="5.203cm" svg:y2="8.927cm">
          <text:p/>
        </draw:line>
        <draw:custom-shape draw:name="Shape 119" draw:style-name="gr3" draw:text-style-name="P4" draw:layer="layout" svg:width="1.611cm" svg:height="0.837cm" svg:x="5.189cm" svg:y="7.263cm">
          <text:p text:style-name="P3"><text:span text:style-name="T9">Être lé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3" draw:text-style-name="P18" draw:layer="layout" svg:width="3.211cm" svg:height="1.063cm" svg:x="9.889cm" svg:y="7.2cm">
          <text:p text:style-name="P7"><text:span text:style-name="T9">Masse &lt; 70 Kg (règlement &lt; 350 K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6.8cm" svg:y1="7.663cm" svg:x2="9.889cm" svg:y2="7.7cm">
          <text:p/>
        </draw:line>
        <draw:line draw:style-name="gr6" draw:text-style-name="P2" draw:layer="layout" svg:x1="4.4cm" svg:y1="7.7cm" svg:x2="4.4cm" svg:y2="10.127cm">
          <text:p/>
        </draw:line>
        <draw:custom-shape draw:name="Shape 119" draw:style-name="gr11" draw:text-style-name="P12" draw:layer="layout" svg:width="3.211cm" svg:height="1.063cm" svg:x="9.907cm" svg:y="9.6cm">
          <text:p text:style-name="P7"><text:span text:style-name="T9">Déverrouillage manuel des freins moteur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8.218cm" svg:y1="10.063cm" svg:x2="9.907cm" svg:y2="10.063cm">
          <text:p/>
        </draw:line>
        <draw:custom-shape draw:name="Shape 119" draw:style-name="gr3" draw:text-style-name="P4" draw:layer="layout" svg:width="3.011cm" svg:height="0.975cm" svg:x="5.207cm" svg:y="9.663cm">
          <text:p text:style-name="P3"><text:span text:style-name="T9">Permettre le roulement hors al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4.4cm" svg:y1="10.127cm" svg:x2="5.221cm" svg:y2="10.127cm">
          <text:p/>
        </draw:line>
        <draw:custom-shape draw:name="Shape 119" draw:style-name="gr82" draw:text-style-name="P20" draw:layer="layout" svg:width="11.991cm" svg:height="0.665cm" svg:x="0.2cm" svg:y="11.2cm">
          <text:p text:style-name="P3"><text:span text:style-name="T16">FC4 : </text:span><text:span text:style-name="T17">Permettre un arrêt d'urg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2cm" svg:height="0.975cm" svg:x="4.8cm" svg:y="12.125cm">
          <text:p text:style-name="P3"><text:span text:style-name="T9">Prendre le pas sur toute autre comma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3.41cm" svg:y1="12.635cm" svg:x2="4.8cm" svg:y2="12.605cm">
          <text:p/>
        </draw:line>
        <draw:line draw:style-name="gr5" draw:text-style-name="P6" draw:layer="layout" svg:x1="4cm" svg:y1="13.832cm" svg:x2="4.803cm" svg:y2="13.832cm">
          <text:p/>
        </draw:line>
        <draw:line draw:style-name="gr6" draw:text-style-name="P2" draw:layer="layout" svg:x1="4cm" svg:y1="12.605cm" svg:x2="4.018cm" svg:y2="19.633cm">
          <text:p/>
        </draw:line>
        <draw:line draw:style-name="gr5" draw:text-style-name="P6" draw:layer="layout" svg:x1="4cm" svg:y1="17.332cm" svg:x2="4.821cm" svg:y2="17.332cm">
          <text:p/>
        </draw:line>
        <draw:custom-shape draw:name="Shape 119" draw:style-name="gr11" draw:text-style-name="P12" draw:layer="layout" svg:width="3.211cm" svg:height="1.063cm" svg:x="9.725cm" svg:y="12.1cm">
          <text:p text:style-name="P7"><text:span text:style-name="T9">Hiérarchisation des comman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8.036cm" svg:y1="12.563cm" svg:x2="9.725cm" svg:y2="12.563cm">
          <text:p/>
        </draw:line>
        <draw:custom-shape draw:name="Shape 119" draw:style-name="gr3" draw:text-style-name="P4" draw:layer="layout" svg:width="3.011cm" svg:height="0.975cm" svg:x="4.789cm" svg:y="13.325cm">
          <text:p text:style-name="P3"><text:span text:style-name="T9">Être arrêtable à 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975cm" svg:x="4.789cm" svg:y="18.025cm">
          <text:p text:style-name="P3"><text:span text:style-name="T9">Permettre un redémarrage sans interv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211cm" svg:height="1.063cm" svg:x="9.743cm" svg:y="13.3cm">
          <text:p text:style-name="P7"><text:span text:style-name="T9">Bouton d'arrêt d'urgence sur l'interface dépor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.8cm" svg:y1="13.763cm" svg:x2="9.743cm" svg:y2="13.763cm">
          <text:p/>
        </draw:line>
        <draw:line draw:style-name="gr5" draw:text-style-name="P6" draw:layer="layout" svg:x1="4.018cm" svg:y1="15.032cm" svg:x2="4.821cm" svg:y2="15.032cm">
          <text:p/>
        </draw:line>
        <draw:custom-shape draw:name="Shape 119" draw:style-name="gr3" draw:text-style-name="P4" draw:layer="layout" svg:width="3.011cm" svg:height="0.975cm" svg:x="4.807cm" svg:y="14.525cm">
          <text:p text:style-name="P3"><text:span text:style-name="T9">Être arrêtable à proxim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211cm" svg:height="1.063cm" svg:x="9.761cm" svg:y="14.5cm">
          <text:p text:style-name="P7"><text:span text:style-name="T9">Bouton d'arrêt d'urgence sur la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.818cm" svg:y1="14.963cm" svg:x2="9.761cm" svg:y2="14.963cm">
          <text:p/>
        </draw:line>
        <draw:custom-shape draw:name="Shape 119" draw:style-name="gr3" draw:text-style-name="P4" draw:layer="layout" svg:width="3.011cm" svg:height="0.975cm" svg:x="4.807cm" svg:y="15.625cm">
          <text:p text:style-name="P3"><text:span text:style-name="T9">Arrêter une tâche défectue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4.018cm" svg:y1="16.132cm" svg:x2="4.839cm" svg:y2="16.132cm">
          <text:p/>
        </draw:line>
        <draw:custom-shape draw:name="Shape 119" draw:style-name="gr11" draw:text-style-name="P12" draw:layer="layout" svg:width="3.211cm" svg:height="0.9cm" svg:x="9.779cm" svg:y="15.7cm">
          <text:p text:style-name="P7"><text:span text:style-name="T9">Procédure de réiniti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.836cm" svg:y1="16.063cm" svg:x2="9.779cm" svg:y2="16.063cm">
          <text:p/>
        </draw:line>
        <draw:custom-shape draw:name="Shape 119" draw:style-name="gr83" draw:text-style-name="P23" draw:layer="layout" svg:width="1.8cm" svg:height="0.531cm" svg:x="7.8cm" svg:y="16.7cm">
          <text:p text:style-name="P3"><text:span text:style-name="T12">Même en p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211cm" svg:height="0.9cm" svg:x="9.797cm" svg:y="16.801cm">
          <text:p text:style-name="P7"><text:span text:style-name="T9">Freins moteur (hors aliment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.854cm" svg:y1="17.264cm" svg:x2="9.797cm" svg:y2="17.264cm">
          <text:p/>
        </draw:line>
        <draw:line draw:style-name="gr5" draw:text-style-name="P6" draw:layer="layout" svg:x1="4cm" svg:y1="18.432cm" svg:x2="4.821cm" svg:y2="18.432cm">
          <text:p/>
        </draw:line>
        <draw:custom-shape draw:name="Shape 119" draw:style-name="gr11" draw:text-style-name="P12" draw:layer="layout" svg:width="3.211cm" svg:height="0.9cm" svg:x="9.815cm" svg:y="18.019cm">
          <text:p text:style-name="P7"><text:span text:style-name="T9">Veille des composants « tampon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.872cm" svg:y1="18.482cm" svg:x2="9.815cm" svg:y2="18.482cm">
          <text:p/>
        </draw:line>
        <draw:custom-shape draw:name="Shape 119" draw:style-name="gr84" draw:text-style-name="P20" draw:layer="layout" svg:width="11.991cm" svg:height="0.665cm" svg:x="13.927cm" svg:y="0.753cm">
          <text:p text:style-name="P3"><text:span text:style-name="T16">FC5 : </text:span><text:span text:style-name="T17">Respecter la réglementation en vigu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975cm" svg:x="14.518cm" svg:y="2.218cm">
          <text:p text:style-name="P3"><text:span text:style-name="T9">Respecter la réglementation en vigu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17.528cm" svg:y1="2.648cm" svg:x2="18.918cm" svg:y2="2.618cm">
          <text:p/>
        </draw:line>
        <draw:custom-shape draw:name="Shape 119" draw:style-name="gr11" draw:text-style-name="P12" draw:layer="layout" svg:width="3.211cm" svg:height="1.063cm" svg:x="23.607cm" svg:y="4.818cm">
          <text:p text:style-name="P7"><text:span text:style-name="T9">Antenne &lt; 2,5 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21.918cm" svg:y1="5.281cm" svg:x2="23.607cm" svg:y2="5.281cm">
          <text:p/>
        </draw:line>
        <draw:custom-shape draw:name="Shape 119" draw:style-name="gr3" draw:text-style-name="P4" draw:layer="layout" svg:width="3.011cm" svg:height="0.975cm" svg:x="18.907cm" svg:y="4.881cm">
          <text:p text:style-name="P3"><text:span text:style-name="T9">Ne pas dépasser la hauteur limite d'anten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8.118cm" svg:y1="5.345cm" svg:x2="18.921cm" svg:y2="5.345cm">
          <text:p/>
        </draw:line>
        <draw:custom-shape draw:name="Shape 119" draw:style-name="gr3" draw:text-style-name="P4" draw:layer="layout" svg:width="3.293cm" svg:height="1.019cm" svg:x="18.907cm" svg:y="2.081cm">
          <text:p text:style-name="P3"><text:span text:style-name="T9">Indiquer sa présence quelque soit la position de l'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211cm" svg:height="1.063cm" svg:x="23.607cm" svg:y="2.118cm">
          <text:p text:style-name="P7"><text:span text:style-name="T9">Lumière warning jaune à hauteur du bras de 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22.2cm" svg:y1="2.618cm" svg:x2="23.607cm" svg:y2="2.618cm">
          <text:p/>
        </draw:line>
        <draw:line draw:style-name="gr6" draw:text-style-name="P2" draw:layer="layout" svg:x1="18.118cm" svg:y1="2.648cm" svg:x2="18.118cm" svg:y2="6.545cm">
          <text:p/>
        </draw:line>
        <draw:custom-shape draw:name="Shape 119" draw:style-name="gr3" draw:text-style-name="P4" draw:layer="layout" svg:width="3.011cm" svg:height="0.975cm" svg:x="4.807cm" svg:y="19.226cm">
          <text:p text:style-name="P3"><text:span text:style-name="T9">Ne pas être désactivable involontai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4.018cm" svg:y1="19.633cm" svg:x2="4.839cm" svg:y2="19.633cm">
          <text:p/>
        </draw:line>
        <draw:custom-shape draw:name="Shape 119" draw:style-name="gr11" draw:text-style-name="P12" draw:layer="layout" svg:width="3.211cm" svg:height="0.9cm" svg:x="9.833cm" svg:y="19.22cm">
          <text:p text:style-name="P7"><text:span text:style-name="T9">Déverrouillage par ro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.89cm" svg:y1="19.683cm" svg:x2="9.833cm" svg:y2="19.683cm">
          <text:p/>
        </draw:line>
        <draw:custom-shape draw:name="Shape 119" draw:style-name="gr43" draw:text-style-name="P18" draw:layer="layout" svg:width="3.211cm" svg:height="1.063cm" svg:x="14.079cm" svg:y="14.5cm">
          <text:p text:style-name="P7"><text:span text:style-name="T9">Instruction en anglais, visible de part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12.936cm" svg:y1="14.963cm" svg:x2="14cm" svg:y2="14.963cm">
          <text:p/>
        </draw:line>
        <draw:custom-shape draw:name="Shape 119" draw:style-name="gr43" draw:text-style-name="P18" draw:layer="layout" svg:width="3.211cm" svg:height="1.063cm" svg:x="28.025cm" svg:y="2.118cm">
          <text:p text:style-name="P7"><text:span text:style-name="T9">Éviter la confusion avec des véhicule publi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26.818cm" svg:y1="2.618cm" svg:x2="28cm" svg:y2="2.618cm">
          <text:p/>
        </draw:line>
        <draw:custom-shape draw:name="Shape 119" draw:style-name="gr43" draw:text-style-name="P18" draw:layer="layout" svg:width="3.211cm" svg:height="1.063cm" svg:x="28.043cm" svg:y="3.318cm">
          <text:p text:style-name="P7"><text:span text:style-name="T9">Ne pas démarrer avant 5 secondes d'éclai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27.2cm" svg:y1="3.818cm" svg:x2="28.018cm" svg:y2="3.818cm">
          <text:p/>
        </draw:line>
        <draw:line draw:style-name="gr6" draw:text-style-name="P2" draw:layer="layout" svg:x1="27.2cm" svg:y1="2.618cm" svg:x2="27.2cm" svg:y2="3.818cm">
          <text:p/>
        </draw:line>
        <draw:custom-shape draw:name="Shape 119" draw:style-name="gr3" draw:text-style-name="P4" draw:layer="layout" svg:width="3.493cm" svg:height="1.019cm" svg:x="18.907cm" svg:y="6.181cm">
          <text:p text:style-name="P3"><text:span text:style-name="T9">Partager la position du robot en toutes cond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8.118cm" svg:y1="6.545cm" svg:x2="18.921cm" svg:y2="6.545cm">
          <text:p/>
        </draw:line>
        <draw:custom-shape draw:name="Shape 119" draw:style-name="gr11" draw:text-style-name="P12" draw:layer="layout" svg:width="3.211cm" svg:height="1.382cm" svg:x="23.625cm" svg:y="6.218cm">
          <text:p text:style-name="P7"><text:span text:style-name="T9">Format de donnée standard, fréquence courante, pas de cryptag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22.4cm" svg:y1="6.681cm" svg:x2="23.625cm" svg:y2="6.681cm">
          <text:p/>
        </draw:line>
        <draw:custom-shape draw:name="Shape 119" draw:style-name="gr85" draw:text-style-name="P9" draw:layer="layout" svg:width="4.511cm" svg:height="1.133cm" svg:x="9.4cm" svg:y="1.067cm">
          <text:p text:style-name="P3"><text:span text:style-name="T11">Solu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86" draw:text-style-name="P9" draw:layer="layout" svg:width="4.511cm" svg:height="1.133cm" svg:x="23cm" svg:y="1.067cm">
          <text:p text:style-name="P3"><text:span text:style-name="T11">Solu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custom-shape draw:name="Shape 119" draw:style-name="gr3" draw:text-style-name="P4" draw:layer="layout" svg:width="2.073cm" svg:height="0.823cm" svg:x="0.638cm" svg:y="2.3cm">
          <text:p text:style-name="P3"><text:span text:style-name="T9">Résister aux intempé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6cm" svg:height="0.975cm" svg:x="5cm" svg:y="12.6cm">
          <text:p text:style-name="P3"><text:span text:style-name="T9">Recharger les batt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8cm" svg:x="8.589cm" svg:y="12.7cm">
          <text:p text:style-name="P3"><text:span text:style-name="T9">Contrôler la recha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7.6cm" svg:y1="13.073cm" svg:x2="8.6cm" svg:y2="13.073cm">
          <text:p/>
        </draw:line>
        <draw:custom-shape draw:name="Shape 119" draw:style-name="gr11" draw:text-style-name="P12" draw:layer="layout" svg:width="3.011cm" svg:height="0.575cm" svg:x="16.578cm" svg:y="13.825cm">
          <text:p text:style-name="P7"><text:span text:style-name="T9">Moteur therm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111cm" svg:height="0.975cm" svg:x="20.578cm" svg:y="13.65cm">
          <text:p text:style-name="P3"><text:span text:style-name="T9">Contrôler la tempér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975cm" svg:x="23.689cm" svg:y="13.625cm">
          <text:p text:style-name="P3"><text:span text:style-name="T9">Isoler les composants électron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422cm" svg:height="0.575cm" svg:x="23.778cm" svg:y="14.725cm">
          <text:p text:style-name="P3"><text:span text:style-name="T9">Évacuer les ga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87" draw:text-style-name="P20" draw:layer="layout" svg:width="11.991cm" svg:height="0.665cm" svg:x="0.209cm" svg:y="0.735cm">
          <text:p text:style-name="P3"><text:span text:style-name="T16">FC6 : </text:span><text:span text:style-name="T17">Résister aux intempé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4cm" svg:height="1.023cm" svg:x="4.1cm" svg:y="2.177cm">
          <text:p text:style-name="P3"><text:span text:style-name="T9">Ne pas se renverser sous raf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.711cm" svg:y1="2.73cm" svg:x2="4.101cm" svg:y2="2.7cm">
          <text:p/>
        </draw:line>
        <draw:custom-shape draw:name="Shape 119" draw:style-name="gr11" draw:text-style-name="P12" draw:layer="layout" svg:width="3.211cm" svg:height="0.7cm" svg:x="16.389cm" svg:y="2.4cm">
          <text:p text:style-name="P7"><text:span text:style-name="T9">Centre de gravité b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10.3cm" svg:y1="2.7cm" svg:x2="16.389cm" svg:y2="2.7cm">
          <text:p/>
        </draw:line>
        <draw:custom-shape draw:name="Shape 119" draw:style-name="gr3" draw:text-style-name="P4" draw:layer="layout" svg:width="2.4cm" svg:height="1.023cm" svg:x="7.919cm" svg:y="2.177cm">
          <text:p text:style-name="P3"><text:span text:style-name="T9">Augmenter le couple de renvers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6.53cm" svg:y1="2.73cm" svg:x2="7.92cm" svg:y2="2.7cm">
          <text:p/>
        </draw:line>
        <draw:custom-shape draw:name="Shape 119" draw:style-name="gr11" draw:text-style-name="P12" draw:layer="layout" svg:width="3.211cm" svg:height="1cm" svg:x="16.39cm" svg:y="3.4cm">
          <text:p text:style-name="P7"><text:span text:style-name="T9">Réduire les surface latérale, position de replis du bra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10.301cm" svg:y1="3.9cm" svg:x2="16.39cm" svg:y2="3.9cm">
          <text:p/>
        </draw:line>
        <draw:custom-shape draw:name="Shape 119" draw:style-name="gr3" draw:text-style-name="P4" draw:layer="layout" svg:width="2.4cm" svg:height="1.023cm" svg:x="7.92cm" svg:y="3.377cm">
          <text:p text:style-name="P3"><text:span text:style-name="T9">Réduire la prise au v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7cm" svg:y1="3.825cm" svg:x2="7.92cm" svg:y2="3.795cm">
          <text:p/>
        </draw:line>
        <draw:line draw:style-name="gr6" draw:text-style-name="P2" draw:layer="layout" svg:x1="7cm" svg:y1="2.73cm" svg:x2="7cm" svg:y2="3.825cm">
          <text:p/>
        </draw:line>
        <draw:custom-shape draw:name="Shape 119" draw:style-name="gr3" draw:text-style-name="P4" draw:layer="layout" svg:width="2.4cm" svg:height="1.023cm" svg:x="4.118cm" svg:y="4.577cm">
          <text:p text:style-name="P3"><text:span text:style-name="T9">Être insensible aux projections d'e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3.1cm" svg:y1="5.13cm" svg:x2="4.119cm" svg:y2="5.1cm">
          <text:p/>
        </draw:line>
        <draw:custom-shape draw:name="Shape 119" draw:style-name="gr11" draw:text-style-name="P12" draw:layer="layout" svg:width="3.211cm" svg:height="0.7cm" svg:x="16.407cm" svg:y="4.9cm">
          <text:p text:style-name="P7"><text:span text:style-name="T9">Carter IP43-&gt;IP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6.518cm" svg:y1="5.1cm" svg:x2="16.407cm" svg:y2="5.1cm">
          <text:p/>
        </draw:line>
        <draw:custom-shape draw:name="Shape 119" draw:style-name="gr3" draw:text-style-name="P4" draw:layer="layout" svg:width="2.4cm" svg:height="1.023cm" svg:x="4.136cm" svg:y="5.777cm">
          <text:p text:style-name="P3"><text:span text:style-name="T9">Être insensible aux projections de poussiè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3.1cm" svg:y1="6.33cm" svg:x2="4.137cm" svg:y2="6.3cm">
          <text:p/>
        </draw:line>
        <draw:line draw:style-name="gr5" draw:text-style-name="P2" draw:layer="layout" svg:x1="12.4cm" svg:y1="5.4cm" svg:x2="16.407cm" svg:y2="5.4cm">
          <text:p/>
        </draw:line>
        <draw:custom-shape draw:name="Shape 119" draw:style-name="gr3" draw:text-style-name="P4" draw:layer="layout" svg:width="2.4cm" svg:height="1.023cm" svg:x="7.937cm" svg:y="5.777cm">
          <text:p text:style-name="P3"><text:span text:style-name="T9">Isoler les composants méca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6.548cm" svg:y1="6.33cm" svg:x2="7.938cm" svg:y2="6.3cm">
          <text:p/>
        </draw:line>
        <draw:custom-shape draw:name="Shape 119" draw:style-name="gr11" draw:text-style-name="P12" draw:layer="layout" svg:width="3.211cm" svg:height="1cm" svg:x="16.408cm" svg:y="7.001cm">
          <text:p text:style-name="P7"><text:span text:style-name="T9">Caisson électronique isolé si indice de protection &lt;IP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10.319cm" svg:y1="7.501cm" svg:x2="16.408cm" svg:y2="7.501cm">
          <text:p/>
        </draw:line>
        <draw:custom-shape draw:name="Shape 119" draw:style-name="gr3" draw:text-style-name="P4" draw:layer="layout" svg:width="2.4cm" svg:height="1.023cm" svg:x="7.938cm" svg:y="6.978cm">
          <text:p text:style-name="P3"><text:span text:style-name="T9">Isoler les composants électro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7.018cm" svg:y1="7.426cm" svg:x2="7.938cm" svg:y2="7.396cm">
          <text:p/>
        </draw:line>
        <draw:line draw:style-name="gr6" draw:text-style-name="P2" draw:layer="layout" svg:x1="7.018cm" svg:y1="6.331cm" svg:x2="7.018cm" svg:y2="7.426cm">
          <text:p/>
        </draw:line>
        <draw:line draw:style-name="gr6" draw:text-style-name="P2" draw:layer="layout" svg:x1="10.337cm" svg:y1="6.2cm" svg:x2="12.4cm" svg:y2="6.2cm">
          <text:p/>
        </draw:line>
        <draw:line draw:style-name="gr6" draw:text-style-name="P2" draw:layer="layout" svg:x1="12.4cm" svg:y1="5.4cm" svg:x2="12.4cm" svg:y2="6.2cm">
          <text:p/>
        </draw:line>
        <draw:line draw:style-name="gr6" draw:text-style-name="P2" draw:layer="layout" svg:x1="3.1cm" svg:y1="2.731cm" svg:x2="3.1cm" svg:y2="6.33cm">
          <text:p/>
        </draw:line>
        <draw:custom-shape draw:name="Shape 119" draw:style-name="gr88" draw:text-style-name="P20" draw:layer="layout" svg:width="13.991cm" svg:height="0.665cm" svg:x="0.209cm" svg:y="8.535cm">
          <text:p text:style-name="P3"><text:span text:style-name="T16">FC7 : </text:span><text:span text:style-name="T17">Être énergétiquement autonome durant l'op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975cm" svg:x="0.589cm" svg:y="10.2cm">
          <text:p text:style-name="P3"><text:span text:style-name="T9">Être énergétiquement autonome durant l'op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cm" svg:height="0.975cm" svg:x="5cm" svg:y="11.4cm">
          <text:p text:style-name="P3"><text:span text:style-name="T9">Stocker suffisamment d'énergie au préa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3.611cm" svg:y1="10.726cm" svg:x2="5.001cm" svg:y2="10.696cm">
          <text:p/>
        </draw:line>
        <draw:line draw:style-name="gr5" draw:text-style-name="P22" draw:layer="layout" svg:x1="4cm" svg:y1="13.126cm" svg:x2="5.019cm" svg:y2="13.096cm">
          <text:p/>
        </draw:line>
        <draw:line draw:style-name="gr6" draw:text-style-name="P2" draw:layer="layout" svg:x1="4cm" svg:y1="10.726cm" svg:x2="4cm" svg:y2="13.126cm">
          <text:p/>
        </draw:line>
        <draw:custom-shape draw:name="Shape 119" draw:style-name="gr43" draw:text-style-name="P18" draw:layer="layout" svg:width="3.211cm" svg:height="0.798cm" svg:x="16.426cm" svg:y="11.502cm">
          <text:p text:style-name="P7"><text:span text:style-name="T9">Dimensionnement batterie (mA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8cm" svg:y1="11.902cm" svg:x2="16.426cm" svg:y2="11.902cm">
          <text:p/>
        </draw:line>
        <draw:custom-shape draw:name="Shape 119" draw:style-name="gr3" draw:text-style-name="P4" draw:layer="layout" svg:width="3.011cm" svg:height="0.8cm" svg:x="8.589cm" svg:y="13.701cm">
          <text:p text:style-name="P3"><text:span text:style-name="T9">Fournir de l'énergie électr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89" draw:text-style-name="P9" draw:layer="layout" svg:width="4.511cm" svg:height="1.133cm" svg:x="16.089cm" svg:y="1.067cm">
          <text:p text:style-name="P3"><text:span text:style-name="T11">Solu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0.8cm" svg:x="12.589cm" svg:y="13.702cm">
          <text:p text:style-name="P3"><text:span text:style-name="T9">Fournir de l'énergie mécan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011cm" svg:height="1.097cm" svg:x="12.589cm" svg:y="14.703cm">
          <text:p text:style-name="P3"><text:span text:style-name="T9">Convertir l'énergie mécanique en courant conti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6cm" svg:height="0.8cm" svg:x="8.6cm" svg:y="16.1cm">
          <text:p text:style-name="P3"><text:span text:style-name="T9">Protéger le circuit d'alimentation/recha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211cm" svg:height="1.1cm" svg:x="16.489cm" svg:y="12.5cm">
          <text:p text:style-name="P7"><text:span text:style-name="T9">Capteurs de tension/d'intensité, régul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11.6cm" svg:y1="13.1cm" svg:x2="16.489cm" svg:y2="13.1cm">
          <text:p/>
        </draw:line>
        <draw:custom-shape draw:name="Shape 119" draw:style-name="gr3" draw:text-style-name="P4" draw:layer="layout" svg:width="2.111cm" svg:height="0.975cm" svg:x="20.678cm" svg:y="16.35cm">
          <text:p text:style-name="P3"><text:span text:style-name="T9">Démarrer le mo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322cm" svg:height="0.975cm" svg:x="20.678cm" svg:y="17.55cm">
          <text:p text:style-name="P3"><text:span text:style-name="T9">Contrôler la vitesse mo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1.921cm" svg:height="0.85cm" svg:x="20.679cm" svg:y="18.85cm">
          <text:p text:style-name="P3"><text:span text:style-name="T9">Alimenter en ess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62cm" svg:height="0.5cm" svg:x="23.58cm" svg:y="19.1cm">
          <text:p text:style-name="P3"><text:span text:style-name="T9">Stocker l'ess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7.918cm" svg:y1="14.094cm" svg:x2="8.638cm" svg:y2="14.064cm">
          <text:p/>
        </draw:line>
        <draw:line draw:style-name="gr6" draw:text-style-name="P2" draw:layer="layout" svg:x1="7.918cm" svg:y1="13.073cm" svg:x2="7.918cm" svg:y2="16.498cm">
          <text:p/>
        </draw:line>
        <draw:line draw:style-name="gr5" draw:text-style-name="P22" draw:layer="layout" svg:x1="11.6cm" svg:y1="14.073cm" svg:x2="12.6cm" svg:y2="14.073cm">
          <text:p/>
        </draw:line>
        <draw:line draw:style-name="gr5" draw:text-style-name="P22" draw:layer="layout" svg:x1="11.918cm" svg:y1="15.064cm" svg:x2="12.638cm" svg:y2="15.034cm">
          <text:p/>
        </draw:line>
        <draw:line draw:style-name="gr6" draw:text-style-name="P2" draw:layer="layout" svg:x1="11.918cm" svg:y1="14.043cm" svg:x2="11.918cm" svg:y2="15.064cm">
          <text:p/>
        </draw:line>
        <draw:line draw:style-name="gr5" draw:text-style-name="P22" draw:layer="layout" svg:x1="15.6cm" svg:y1="14.1cm" svg:x2="16.6cm" svg:y2="14.1cm">
          <text:p/>
        </draw:line>
        <draw:line draw:style-name="gr5" draw:text-style-name="P22" draw:layer="layout" svg:x1="7.918cm" svg:y1="16.498cm" svg:x2="8.638cm" svg:y2="16.468cm">
          <text:p/>
        </draw:line>
        <draw:custom-shape draw:name="Shape 119" draw:style-name="gr11" draw:text-style-name="P12" draw:layer="layout" svg:width="3.211cm" svg:height="0.8cm" svg:x="16.507cm" svg:y="16.101cm">
          <text:p text:style-name="P7"><text:span text:style-name="T9">Bobines ? Condensateurs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12.2cm" svg:y1="16.501cm" svg:x2="16.507cm" svg:y2="16.501cm">
          <text:p/>
        </draw:line>
        <draw:custom-shape draw:name="Shape 119" draw:style-name="gr3" draw:text-style-name="P4" draw:layer="layout" svg:width="3cm" svg:height="0.975cm" svg:x="5.001cm" svg:y="10.2cm">
          <text:p text:style-name="P3"><text:span text:style-name="T9">Délivrer un fort courant de crê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3" draw:text-style-name="P18" draw:layer="layout" svg:width="3.211cm" svg:height="1cm" svg:x="16.427cm" svg:y="10.202cm">
          <text:p text:style-name="P7"><text:span text:style-name="T9">Batterie plom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8.001cm" svg:y1="10.702cm" svg:x2="16.427cm" svg:y2="10.702cm">
          <text:p/>
        </draw:line>
        <draw:line draw:style-name="gr5" draw:text-style-name="P22" draw:layer="layout" svg:x1="4cm" svg:y1="11.925cm" svg:x2="5.019cm" svg:y2="11.895cm">
          <text:p/>
        </draw:line>
        <draw:custom-shape draw:name="Shape 119" draw:style-name="gr11" draw:text-style-name="P12" draw:layer="layout" svg:width="3.011cm" svg:height="0.675cm" svg:x="16.578cm" svg:y="14.925cm">
          <text:p text:style-name="P7"><text:span text:style-name="T9">Moteur C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15.6cm" svg:y1="15.3cm" svg:x2="16.6cm" svg:y2="15.3cm">
          <text:p/>
        </draw:line>
        <draw:line draw:style-name="gr5" draw:text-style-name="P22" draw:layer="layout" svg:x1="19.6cm" svg:y1="14.083cm" svg:x2="20.6cm" svg:y2="14.083cm">
          <text:p/>
        </draw:line>
        <draw:line draw:style-name="gr5" draw:text-style-name="P22" draw:layer="layout" svg:x1="23.018cm" svg:y1="15.074cm" svg:x2="23.738cm" svg:y2="15.044cm">
          <text:p/>
        </draw:line>
        <draw:line draw:style-name="gr6" draw:text-style-name="P2" draw:layer="layout" svg:x1="23.018cm" svg:y1="14.083cm" svg:x2="23.036cm" svg:y2="16.378cm">
          <text:p/>
        </draw:line>
        <draw:custom-shape draw:name="Shape 119" draw:style-name="gr3" draw:text-style-name="P4" draw:layer="layout" svg:width="3.011cm" svg:height="0.475cm" svg:x="23.778cm" svg:y="15.525cm">
          <text:p text:style-name="P3"><text:span text:style-name="T9">Refroidir le mo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27.8cm" svg:y1="7.501cm" svg:x2="19.619cm" svg:y2="7.501cm">
          <text:p/>
        </draw:line>
        <draw:line draw:style-name="gr6" draw:text-style-name="P2" draw:layer="layout" svg:x1="26.7cm" svg:y1="14cm" svg:x2="27.8cm" svg:y2="14cm">
          <text:p/>
        </draw:line>
        <draw:line draw:style-name="gr6" draw:text-style-name="P2" draw:layer="layout" svg:x1="27.8cm" svg:y1="7.501cm" svg:x2="27.8cm" svg:y2="14cm">
          <text:p/>
        </draw:line>
        <draw:line draw:style-name="gr5" draw:text-style-name="P22" draw:layer="layout" svg:x1="22.7cm" svg:y1="14.083cm" svg:x2="23.7cm" svg:y2="14.083cm">
          <text:p/>
        </draw:line>
        <draw:custom-shape draw:name="Shape 119" draw:style-name="gr11" draw:text-style-name="P12" draw:layer="layout" svg:width="3.011cm" svg:height="0.675cm" svg:x="27.996cm" svg:y="14.625cm">
          <text:p text:style-name="P7"><text:span text:style-name="T9">Pot d'échapp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6.218cm" svg:y1="15cm" svg:x2="27.996cm" svg:y2="15cm">
          <text:p/>
        </draw:line>
        <draw:line draw:style-name="gr5" draw:text-style-name="P22" draw:layer="layout" svg:x1="23.018cm" svg:y1="15.678cm" svg:x2="23.738cm" svg:y2="15.648cm">
          <text:p/>
        </draw:line>
        <draw:custom-shape draw:name="Shape 119" draw:style-name="gr11" draw:text-style-name="P12" draw:layer="layout" svg:width="3.011cm" svg:height="0.675cm" svg:x="28.014cm" svg:y="15.425cm">
          <text:p text:style-name="P7"><text:span text:style-name="T9">Ventil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6.789cm" svg:y1="15.8cm" svg:x2="28.014cm" svg:y2="15.8cm">
          <text:p/>
        </draw:line>
        <draw:line draw:style-name="gr5" draw:text-style-name="P22" draw:layer="layout" svg:x1="19.918cm" svg:y1="16.769cm" svg:x2="20.638cm" svg:y2="16.739cm">
          <text:p/>
        </draw:line>
        <draw:line draw:style-name="gr6" draw:text-style-name="P2" draw:layer="layout" svg:x1="19.918cm" svg:y1="14.083cm" svg:x2="19.918cm" svg:y2="19.277cm">
          <text:p/>
        </draw:line>
        <draw:line draw:style-name="gr5" draw:text-style-name="P22" draw:layer="layout" svg:x1="19.918cm" svg:y1="18.073cm" svg:x2="20.638cm" svg:y2="18.043cm">
          <text:p/>
        </draw:line>
        <draw:line draw:style-name="gr5" draw:text-style-name="P22" draw:layer="layout" svg:x1="19.918cm" svg:y1="19.277cm" svg:x2="20.638cm" svg:y2="19.247cm">
          <text:p/>
        </draw:line>
        <draw:line draw:style-name="gr5" draw:text-style-name="P22" draw:layer="layout" svg:x1="21.6cm" svg:y1="15.243cm" svg:x2="19.638cm" svg:y2="15.243cm">
          <text:p/>
        </draw:line>
        <draw:line draw:style-name="gr6" draw:text-style-name="P2" draw:layer="layout" svg:x1="21.618cm" svg:y1="15.243cm" svg:x2="21.618cm" svg:y2="16.35cm">
          <text:p/>
        </draw:line>
        <draw:custom-shape draw:name="Shape 119" draw:style-name="gr11" draw:text-style-name="P12" draw:layer="layout" svg:width="2.168cm" svg:height="0.9cm" svg:x="28.032cm" svg:y="17.6cm">
          <text:p text:style-name="P7"><text:span text:style-name="T9">Injecteur</text:span></text:p>
          <text:p text:style-name="P7"><text:span text:style-name="T9">électroniqu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3cm" svg:y1="18cm" svg:x2="28.032cm" svg:y2="18cm">
          <text:p/>
        </draw:line>
        <draw:custom-shape draw:name="Shape 119" draw:style-name="gr3" draw:text-style-name="P4" draw:layer="layout" svg:width="1.619cm" svg:height="0.85cm" svg:x="23.581cm" svg:y="19.851cm">
          <text:p text:style-name="P3"><text:span text:style-name="T9">Acheminer l'ess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2.918cm" svg:y1="20.269cm" svg:x2="23.581cm" svg:y2="20.269cm">
          <text:p/>
        </draw:line>
        <draw:line draw:style-name="gr5" draw:text-style-name="P22" draw:layer="layout" svg:x1="22.6cm" svg:y1="19.278cm" svg:x2="23.6cm" svg:y2="19.278cm">
          <text:p/>
        </draw:line>
        <draw:line draw:style-name="gr6" draw:text-style-name="P2" draw:layer="layout" svg:x1="22.918cm" svg:y1="19.278cm" svg:x2="22.918cm" svg:y2="20.269cm">
          <text:p/>
        </draw:line>
        <draw:custom-shape draw:name="Shape 119" draw:style-name="gr11" draw:text-style-name="P12" draw:layer="layout" svg:width="3.011cm" svg:height="1cm" svg:x="28.032cm" svg:y="18.8cm">
          <text:p text:style-name="P7"><text:span text:style-name="T9">Réservoir à dimensionner et pla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6.2cm" svg:y1="19.3cm" svg:x2="28.032cm" svg:y2="19.3cm">
          <text:p/>
        </draw:line>
        <draw:custom-shape draw:name="Shape 119" draw:style-name="gr11" draw:text-style-name="P12" draw:layer="layout" svg:width="3.011cm" svg:height="0.675cm" svg:x="28.05cm" svg:y="19.925cm">
          <text:p text:style-name="P7"><text:span text:style-name="T9">Circuit d'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5.2cm" svg:y1="20.3cm" svg:x2="28.05cm" svg:y2="20.3cm">
          <text:p/>
        </draw:line>
        <draw:custom-shape draw:name="Shape 119" draw:style-name="gr3" draw:text-style-name="P4" draw:layer="layout" svg:width="3.404cm" svg:height="0.475cm" svg:x="23.796cm" svg:y="16.225cm">
          <text:p text:style-name="P3"><text:span text:style-name="T9">Mesurer la tempér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3.036cm" svg:y1="16.378cm" svg:x2="23.756cm" svg:y2="16.348cm">
          <text:p/>
        </draw:line>
        <draw:custom-shape draw:name="Shape 119" draw:style-name="gr11" draw:text-style-name="P12" draw:layer="layout" svg:width="3.011cm" svg:height="0.675cm" svg:x="28.032cm" svg:y="16.125cm">
          <text:p text:style-name="P7"><text:span text:style-name="T9">Thermomè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7.2cm" svg:y1="16.5cm" svg:x2="28.032cm" svg:y2="16.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custom-shape draw:name="Shape 119" draw:style-name="gr3" draw:text-style-name="P4" draw:layer="layout" svg:width="2.922cm" svg:height="0.9cm" svg:x="4.078cm" svg:y="2.3cm">
          <text:p text:style-name="P3"><text:span text:style-name="T9">Compartimenter les fonctionnal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3.199cm" svg:height="0.975cm" svg:x="4.101cm" svg:y="4.6cm">
          <text:p text:style-name="P3"><text:span text:style-name="T9">Permettre un remplissage d'essence sans démon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073cm" svg:height="0.823cm" svg:x="0.638cm" svg:y="2.318cm">
          <text:p text:style-name="P3"><text:span text:style-name="T9">Faciliter les interv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90" draw:text-style-name="P20" draw:layer="layout" svg:width="11.991cm" svg:height="0.665cm" svg:x="0.209cm" svg:y="0.753cm">
          <text:p text:style-name="P3"><text:span text:style-name="T16">FC8 : Faciliter</text:span><text:span text:style-name="T17"> les inter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2" draw:layer="layout" svg:x1="2.711cm" svg:y1="2.748cm" svg:x2="4.101cm" svg:y2="2.718cm">
          <text:p/>
        </draw:line>
        <draw:custom-shape draw:name="Shape 119" draw:style-name="gr11" draw:text-style-name="P12" draw:layer="layout" svg:width="3.211cm" svg:height="0.982cm" svg:x="9.789cm" svg:y="2.218cm">
          <text:p text:style-name="P7"><text:span text:style-name="T9">Parties computing, alimentation et mécanique sépar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7cm" svg:y1="2.718cm" svg:x2="9.8cm" svg:y2="2.718cm">
          <text:p/>
        </draw:line>
        <draw:custom-shape draw:name="Shape 119" draw:style-name="gr91" draw:text-style-name="P9" draw:layer="layout" svg:width="4.511cm" svg:height="1.133cm" svg:x="9.489cm" svg:y="1.085cm">
          <text:p text:style-name="P3"><text:span text:style-name="T11">Solu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322cm" svg:height="0.975cm" svg:x="4.1cm" svg:y="3.425cm">
          <text:p text:style-name="P3"><text:span text:style-name="T9">Permettre un changement rapide batter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199cm" svg:height="0.9cm" svg:x="4.101cm" svg:y="5.8cm">
          <text:p text:style-name="P3"><text:span text:style-name="T9">Permettre une vid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4" draw:layer="layout" svg:width="2.199cm" svg:height="0.9cm" svg:x="4.101cm" svg:y="6.901cm">
          <text:p text:style-name="P3"><text:span text:style-name="T9">Regrouper les connec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611cm" svg:height="1.081cm" svg:x="9.6cm" svg:y="3.419cm">
          <text:p text:style-name="P7"><text:span text:style-name="T9">Marquage d'emplacement sur le carter, ouverture clipsée ou panneau viss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6.422cm" svg:y1="3.918cm" svg:x2="9.6cm" svg:y2="3.918cm">
          <text:p/>
        </draw:line>
        <draw:line draw:style-name="gr5" draw:text-style-name="P2" draw:layer="layout" svg:x1="7.3cm" svg:y1="5.118cm" svg:x2="9.8cm" svg:y2="5.118cm">
          <text:p/>
        </draw:line>
        <draw:line draw:style-name="gr5" draw:text-style-name="P2" draw:layer="layout" svg:x1="6.3cm" svg:y1="6.218cm" svg:x2="9.9cm" svg:y2="6.2cm">
          <text:p/>
        </draw:line>
        <draw:line draw:style-name="gr5" draw:text-style-name="P2" draw:layer="layout" svg:x1="6.3cm" svg:y1="7.318cm" svg:x2="9.8cm" svg:y2="7.318cm">
          <text:p/>
        </draw:line>
        <draw:custom-shape draw:name="Shape 119" draw:style-name="gr11" draw:text-style-name="P12" draw:layer="layout" svg:width="3.211cm" svg:height="0.881cm" svg:x="9.8cm" svg:y="4.719cm">
          <text:p text:style-name="P7"><text:span text:style-name="T9">Entonnoir externe + clapet de ferme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011cm" svg:height="0.781cm" svg:x="9.9cm" svg:y="5.819cm">
          <text:p text:style-name="P7"><text:span text:style-name="T9">Circuit d'évac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1" draw:text-style-name="P12" draw:layer="layout" svg:width="3.2cm" svg:height="1.181cm" svg:x="9.8cm" svg:y="6.719cm">
          <text:p text:style-name="P7"><text:span text:style-name="T9">Brassage connectique, déconnexion de modules par nap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ight1" svg:font-family="'Helvetica Light'"/>
    <style:font-face style:name="Droid Sans Fallback1" svg:font-family="'Droid Sans Fallback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4:42:13.252170531</meta:creation-date>
    <dc:date>2016-11-30T11:21:40.969987385</dc:date>
    <meta:editing-duration>P1DT22H23M18S</meta:editing-duration>
    <meta:editing-cycles>31</meta:editing-cycles>
    <meta:generator>LibreOffice/5.1.6.2$Linux_X86_64 LibreOffice_project/10m0$Build-2</meta:generator>
    <meta:document-statistic meta:object-count="735"/>
  </office:meta>
</office:document-meta>
</file>